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MEDIOS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MEDIOS" table:style-name="ta3">
        <office:forms form:automatic-focus="false" form:apply-design-mode="false"/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SESIÓN</text:p>
          </table:table-cell>
          <table:table-cell table:style-name="ce2" office:value-type="string" calcext:value-type="string">
            <text:p>PRE A-</text:p>
          </table:table-cell>
          <table:table-cell table:style-name="ce2" office:value-type="string" calcext:value-type="string">
            <text:p>DURANTE A-</text:p>
          </table:table-cell>
          <table:table-cell table:style-name="ce2" office:value-type="string" calcext:value-type="string">
            <text:p>Elevación A-</text:p>
          </table:table-cell>
          <table:table-cell table:style-name="ce2" office:value-type="string" calcext:value-type="string">
            <text:p>PRE B-</text:p>
          </table:table-cell>
          <table:table-cell table:style-name="ce2" office:value-type="string" calcext:value-type="string">
            <text:p>DURANTE B-</text:p>
          </table:table-cell>
          <table:table-cell table:style-name="ce2" office:value-type="string" calcext:value-type="string">
            <text:p>Elevación B-</text:p>
          </table:table-cell>
          <table:table-cell table:style-name="ce2" office:value-type="string" calcext:value-type="string">
            <text:p>PRE AB+</text:p>
          </table:table-cell>
          <table:table-cell table:style-name="ce2" office:value-type="string" calcext:value-type="string">
            <text:p>DURANTE AB+</text:p>
          </table:table-cell>
          <table:table-cell table:style-name="ce2" office:value-type="string" calcext:value-type="string">
            <text:p>Elevación AB+</text:p>
          </table:table-cell>
          <table:table-cell table:style-name="ce2" office:value-type="string" calcext:value-type="string">
            <text:p>A-/B- Elevación promedio </text:p>
          </table:table-cell>
          <table:table-cell table:style-name="ce2" office:value-type="string" calcext:value-type="string">
            <text:p>PRE C+</text:p>
          </table:table-cell>
          <table:table-cell table:style-name="ce2" office:value-type="string" calcext:value-type="string">
            <text:p>DURANTE C+</text:p>
          </table:table-cell>
          <table:table-cell table:style-name="ce2" office:value-type="string" calcext:value-type="string">
            <text:p>Elevación C+</text:p>
          </table:table-cell>
          <table:table-cell table:style-name="ce2" office:value-type="string" calcext:value-type="string">
            <text:p>PRE D+</text:p>
          </table:table-cell>
          <table:table-cell table:style-name="ce2" office:value-type="string" calcext:value-type="string">
            <text:p>DURANTE D+</text:p>
          </table:table-cell>
          <table:table-cell table:style-name="ce2" office:value-type="string" calcext:value-type="string">
            <text:p>Elevación D+</text:p>
          </table:table-cell>
          <table:table-cell table:style-name="ce2" office:value-type="string" calcext:value-type="string">
            <text:p>PRE CD-</text:p>
          </table:table-cell>
          <table:table-cell table:style-name="ce2" office:value-type="string" calcext:value-type="string">
            <text:p>DURANTE CD-</text:p>
          </table:table-cell>
          <table:table-cell table:style-name="ce2" office:value-type="string" calcext:value-type="string">
            <text:p>Elevación CD-</text:p>
          </table:table-cell>
          <table:table-cell table:style-name="ce2" office:value-type="string" calcext:value-type="string">
            <text:p>C+/D+ Elevación promedio 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75" calcext:value-type="float">
            <text:p>98.75</text:p>
          </table:table-cell>
          <table:table-cell office:value-type="float" office:value="505.5625" calcext:value-type="float">
            <text:p>505.5625</text:p>
          </table:table-cell>
          <table:table-cell office:value-type="float" office:value="406.8125" calcext:value-type="float">
            <text:p>406.8125</text:p>
          </table:table-cell>
          <table:table-cell office:value-type="float" office:value="195.8125" calcext:value-type="float">
            <text:p>195.8125</text:p>
          </table:table-cell>
          <table:table-cell office:value-type="float" office:value="302.96875" calcext:value-type="float">
            <text:p>302.96875</text:p>
          </table:table-cell>
          <table:table-cell office:value-type="float" office:value="107.15625" calcext:value-type="float">
            <text:p>107.15625</text:p>
          </table:table-cell>
          <table:table-cell office:value-type="float" office:value="162.390625" calcext:value-type="float">
            <text:p>162.390625</text:p>
          </table:table-cell>
          <table:table-cell office:value-type="float" office:value="522.09375" calcext:value-type="float">
            <text:p>522.09375</text:p>
          </table:table-cell>
          <table:table-cell office:value-type="float" office:value="359.703125" calcext:value-type="float">
            <text:p>359.703125</text:p>
          </table:table-cell>
          <table:table-cell office:value-type="float" office:value="256.984375" calcext:value-type="float">
            <text:p>256.984375</text:p>
          </table:table-cell>
          <table:table-cell office:value-type="float" office:value="224.59375" calcext:value-type="float">
            <text:p>224.59375</text:p>
          </table:table-cell>
          <table:table-cell office:value-type="float" office:value="406.625" calcext:value-type="float">
            <text:p>406.625</text:p>
          </table:table-cell>
          <table:table-cell office:value-type="float" office:value="182.03125" calcext:value-type="float">
            <text:p>182.03125</text:p>
          </table:table-cell>
          <table:table-cell office:value-type="float" office:value="140.25" calcext:value-type="float">
            <text:p>140.25</text:p>
          </table:table-cell>
          <table:table-cell office:value-type="float" office:value="271.375" calcext:value-type="float">
            <text:p>271.375</text:p>
          </table:table-cell>
          <table:table-cell office:value-type="float" office:value="131.125" calcext:value-type="float">
            <text:p>131.125</text:p>
          </table:table-cell>
          <table:table-cell office:value-type="float" office:value="205.875" calcext:value-type="float">
            <text:p>205.875</text:p>
          </table:table-cell>
          <table:table-cell office:value-type="float" office:value="359.953125" calcext:value-type="float">
            <text:p>359.953125</text:p>
          </table:table-cell>
          <table:table-cell office:value-type="float" office:value="154.078125" calcext:value-type="float">
            <text:p>154.078125</text:p>
          </table:table-cell>
          <table:table-cell office:value-type="float" office:value="156.578125" calcext:value-type="float">
            <text:p>156.578125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.125" calcext:value-type="float">
            <text:p>171.125</text:p>
          </table:table-cell>
          <table:table-cell office:value-type="float" office:value="528.90625" calcext:value-type="float">
            <text:p>528.90625</text:p>
          </table:table-cell>
          <table:table-cell office:value-type="float" office:value="357.78125" calcext:value-type="float">
            <text:p>357.78125</text:p>
          </table:table-cell>
          <table:table-cell office:value-type="float" office:value="170.46875" calcext:value-type="float">
            <text:p>170.46875</text:p>
          </table:table-cell>
          <table:table-cell office:value-type="float" office:value="158.25" calcext:value-type="float">
            <text:p>158.25</text:p>
          </table:table-cell>
          <table:table-cell office:value-type="float" office:value="-12.21875" calcext:value-type="float">
            <text:p>-12.21875</text:p>
          </table:table-cell>
          <table:table-cell office:value-type="float" office:value="136.40625" calcext:value-type="float">
            <text:p>136.40625</text:p>
          </table:table-cell>
          <table:table-cell office:value-type="float" office:value="487.796875" calcext:value-type="float">
            <text:p>487.796875</text:p>
          </table:table-cell>
          <table:table-cell office:value-type="float" office:value="351.390625" calcext:value-type="float">
            <text:p>351.390625</text:p>
          </table:table-cell>
          <table:table-cell office:value-type="float" office:value="172.78125" calcext:value-type="float">
            <text:p>172.78125</text:p>
          </table:table-cell>
          <table:table-cell office:value-type="float" office:value="154.375" calcext:value-type="float">
            <text:p>154.375</text:p>
          </table:table-cell>
          <table:table-cell office:value-type="float" office:value="446.90625" calcext:value-type="float">
            <text:p>446.90625</text:p>
          </table:table-cell>
          <table:table-cell office:value-type="float" office:value="292.53125" calcext:value-type="float">
            <text:p>292.53125</text:p>
          </table:table-cell>
          <table:table-cell office:value-type="float" office:value="125.25" calcext:value-type="float">
            <text:p>125.25</text:p>
          </table:table-cell>
          <table:table-cell office:value-type="float" office:value="202.75" calcext:value-type="float">
            <text:p>202.75</text:p>
          </table:table-cell>
          <table:table-cell office:value-type="float" office:value="77.5" calcext:value-type="float">
            <text:p>77.5</text:p>
          </table:table-cell>
          <table:table-cell office:value-type="float" office:value="151.15625" calcext:value-type="float">
            <text:p>151.15625</text:p>
          </table:table-cell>
          <table:table-cell office:value-type="float" office:value="435.59375" calcext:value-type="float">
            <text:p>435.59375</text:p>
          </table:table-cell>
          <table:table-cell office:value-type="float" office:value="284.4375" calcext:value-type="float">
            <text:p>284.4375</text:p>
          </table:table-cell>
          <table:table-cell office:value-type="float" office:value="185.015625" calcext:value-type="float">
            <text:p>185.015625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.40625" calcext:value-type="float">
            <text:p>203.40625</text:p>
          </table:table-cell>
          <table:table-cell office:value-type="float" office:value="668.5625" calcext:value-type="float">
            <text:p>668.5625</text:p>
          </table:table-cell>
          <table:table-cell office:value-type="float" office:value="465.15625" calcext:value-type="float">
            <text:p>465.15625</text:p>
          </table:table-cell>
          <table:table-cell office:value-type="float" office:value="142.8125" calcext:value-type="float">
            <text:p>142.8125</text:p>
          </table:table-cell>
          <table:table-cell office:value-type="float" office:value="245.9375" calcext:value-type="float">
            <text:p>245.9375</text:p>
          </table:table-cell>
          <table:table-cell office:value-type="float" office:value="103.125" calcext:value-type="float">
            <text:p>103.125</text:p>
          </table:table-cell>
          <table:table-cell office:value-type="float" office:value="202.09375" calcext:value-type="float">
            <text:p>202.09375</text:p>
          </table:table-cell>
          <table:table-cell office:value-type="float" office:value="578.265625" calcext:value-type="float">
            <text:p>578.265625</text:p>
          </table:table-cell>
          <table:table-cell office:value-type="float" office:value="376.171875" calcext:value-type="float">
            <text:p>376.171875</text:p>
          </table:table-cell>
          <table:table-cell office:value-type="float" office:value="284.140625" calcext:value-type="float">
            <text:p>284.140625</text:p>
          </table:table-cell>
          <table:table-cell office:value-type="float" office:value="128.8125" calcext:value-type="float">
            <text:p>128.8125</text:p>
          </table:table-cell>
          <table:table-cell office:value-type="float" office:value="454.6875" calcext:value-type="float">
            <text:p>454.6875</text:p>
          </table:table-cell>
          <table:table-cell office:value-type="float" office:value="325.875" calcext:value-type="float">
            <text:p>325.875</text:p>
          </table:table-cell>
          <table:table-cell office:value-type="float" office:value="182.3125" calcext:value-type="float">
            <text:p>182.3125</text:p>
          </table:table-cell>
          <table:table-cell office:value-type="float" office:value="136.5625" calcext:value-type="float">
            <text:p>136.5625</text:p>
          </table:table-cell>
          <table:table-cell office:value-type="float" office:value="-45.75" calcext:value-type="float">
            <text:p>-45.75</text:p>
          </table:table-cell>
          <table:table-cell office:value-type="float" office:value="120.484375" calcext:value-type="float">
            <text:p>120.484375</text:p>
          </table:table-cell>
          <table:table-cell office:value-type="float" office:value="453.734375" calcext:value-type="float">
            <text:p>453.734375</text:p>
          </table:table-cell>
          <table:table-cell office:value-type="float" office:value="333.25" calcext:value-type="float">
            <text:p>333.25</text:p>
          </table:table-cell>
          <table:table-cell office:value-type="float" office:value="140.0625" calcext:value-type="float">
            <text:p>140.0625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.375" calcext:value-type="float">
            <text:p>176.375</text:p>
          </table:table-cell>
          <table:table-cell office:value-type="float" office:value="421.8125" calcext:value-type="float">
            <text:p>421.8125</text:p>
          </table:table-cell>
          <table:table-cell office:value-type="float" office:value="245.4375" calcext:value-type="float">
            <text:p>245.4375</text:p>
          </table:table-cell>
          <table:table-cell office:value-type="float" office:value="90.25" calcext:value-type="float">
            <text:p>90.25</text:p>
          </table:table-cell>
          <table:table-cell office:value-type="float" office:value="167.34375" calcext:value-type="float">
            <text:p>167.34375</text:p>
          </table:table-cell>
          <table:table-cell office:value-type="float" office:value="77.09375" calcext:value-type="float">
            <text:p>77.09375</text:p>
          </table:table-cell>
          <table:table-cell office:value-type="float" office:value="77.828125" calcext:value-type="float">
            <text:p>77.828125</text:p>
          </table:table-cell>
          <table:table-cell office:value-type="float" office:value="366.640625" calcext:value-type="float">
            <text:p>366.640625</text:p>
          </table:table-cell>
          <table:table-cell office:value-type="float" office:value="288.8125" calcext:value-type="float">
            <text:p>288.8125</text:p>
          </table:table-cell>
          <table:table-cell office:value-type="float" office:value="161.265625" calcext:value-type="float">
            <text:p>161.265625</text:p>
          </table:table-cell>
          <table:table-cell office:value-type="float" office:value="205.21875" calcext:value-type="float">
            <text:p>205.21875</text:p>
          </table:table-cell>
          <table:table-cell office:value-type="float" office:value="342.1875" calcext:value-type="float">
            <text:p>342.1875</text:p>
          </table:table-cell>
          <table:table-cell office:value-type="float" office:value="136.96875" calcext:value-type="float">
            <text:p>136.96875</text:p>
          </table:table-cell>
          <table:table-cell office:value-type="float" office:value="77.59375" calcext:value-type="float">
            <text:p>77.59375</text:p>
          </table:table-cell>
          <table:table-cell office:value-type="float" office:value="123.125" calcext:value-type="float">
            <text:p>123.125</text:p>
          </table:table-cell>
          <table:table-cell office:value-type="float" office:value="45.53125" calcext:value-type="float">
            <text:p>45.53125</text:p>
          </table:table-cell>
          <table:table-cell office:value-type="float" office:value="187.578125" calcext:value-type="float">
            <text:p>187.578125</text:p>
          </table:table-cell>
          <table:table-cell office:value-type="float" office:value="315.84375" calcext:value-type="float">
            <text:p>315.84375</text:p>
          </table:table-cell>
          <table:table-cell office:value-type="float" office:value="128.265625" calcext:value-type="float">
            <text:p>128.265625</text:p>
          </table:table-cell>
          <table:table-cell office:value-type="float" office:value="91.25" calcext:value-type="float">
            <text:p>91.25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6.75" calcext:value-type="float">
            <text:p>236.75</text:p>
          </table:table-cell>
          <table:table-cell office:value-type="float" office:value="386.15625" calcext:value-type="float">
            <text:p>386.15625</text:p>
          </table:table-cell>
          <table:table-cell office:value-type="float" office:value="149.40625" calcext:value-type="float">
            <text:p>149.40625</text:p>
          </table:table-cell>
          <table:table-cell office:value-type="float" office:value="160.53125" calcext:value-type="float">
            <text:p>160.53125</text:p>
          </table:table-cell>
          <table:table-cell office:value-type="float" office:value="275.78125" calcext:value-type="float">
            <text:p>275.78125</text:p>
          </table:table-cell>
          <table:table-cell office:value-type="float" office:value="115.25" calcext:value-type="float">
            <text:p>115.25</text:p>
          </table:table-cell>
          <table:table-cell office:value-type="float" office:value="96.890625" calcext:value-type="float">
            <text:p>96.890625</text:p>
          </table:table-cell>
          <table:table-cell office:value-type="float" office:value="227.609375" calcext:value-type="float">
            <text:p>227.609375</text:p>
          </table:table-cell>
          <table:table-cell office:value-type="float" office:value="130.71875" calcext:value-type="float">
            <text:p>130.71875</text:p>
          </table:table-cell>
          <table:table-cell office:value-type="float" office:value="132.328125" calcext:value-type="float">
            <text:p>132.328125</text:p>
          </table:table-cell>
          <table:table-cell office:value-type="float" office:value="129.5625" calcext:value-type="float">
            <text:p>129.5625</text:p>
          </table:table-cell>
          <table:table-cell office:value-type="float" office:value="186.9375" calcext:value-type="float">
            <text:p>186.9375</text:p>
          </table:table-cell>
          <table:table-cell office:value-type="float" office:value="57.375" calcext:value-type="float">
            <text:p>57.375</text:p>
          </table:table-cell>
          <table:table-cell office:value-type="float" office:value="76.75" calcext:value-type="float">
            <text:p>76.75</text:p>
          </table:table-cell>
          <table:table-cell office:value-type="float" office:value="126.9375" calcext:value-type="float">
            <text:p>126.9375</text:p>
          </table:table-cell>
          <table:table-cell office:value-type="float" office:value="50.1875" calcext:value-type="float">
            <text:p>50.1875</text:p>
          </table:table-cell>
          <table:table-cell office:value-type="float" office:value="106.40625" calcext:value-type="float">
            <text:p>106.40625</text:p>
          </table:table-cell>
          <table:table-cell office:value-type="float" office:value="189.65625" calcext:value-type="float">
            <text:p>189.65625</text:p>
          </table:table-cell>
          <table:table-cell office:value-type="float" office:value="83.25" calcext:value-type="float">
            <text:p>83.25</text:p>
          </table:table-cell>
          <table:table-cell office:value-type="float" office:value="53.78125" calcext:value-type="float">
            <text:p>53.78125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46875" calcext:value-type="float">
            <text:p>102.46875</text:p>
          </table:table-cell>
          <table:table-cell office:value-type="float" office:value="282.78125" calcext:value-type="float">
            <text:p>282.78125</text:p>
          </table:table-cell>
          <table:table-cell office:value-type="float" office:value="180.3125" calcext:value-type="float">
            <text:p>180.3125</text:p>
          </table:table-cell>
          <table:table-cell office:value-type="float" office:value="129.28125" calcext:value-type="float">
            <text:p>129.28125</text:p>
          </table:table-cell>
          <table:table-cell office:value-type="float" office:value="170.84375" calcext:value-type="float">
            <text:p>170.84375</text:p>
          </table:table-cell>
          <table:table-cell office:value-type="float" office:value="41.5625" calcext:value-type="float">
            <text:p>41.5625</text:p>
          </table:table-cell>
          <table:table-cell office:value-type="float" office:value="42.96875" calcext:value-type="float">
            <text:p>42.96875</text:p>
          </table:table-cell>
          <table:table-cell office:value-type="float" office:value="169.9375" calcext:value-type="float">
            <text:p>169.9375</text:p>
          </table:table-cell>
          <table:table-cell office:value-type="float" office:value="126.96875" calcext:value-type="float">
            <text:p>126.96875</text:p>
          </table:table-cell>
          <table:table-cell office:value-type="float" office:value="110.9375" calcext:value-type="float">
            <text:p>110.9375</text:p>
          </table:table-cell>
          <table:table-cell office:value-type="float" office:value="81.1875" calcext:value-type="float">
            <text:p>81.1875</text:p>
          </table:table-cell>
          <table:table-cell office:value-type="float" office:value="258.78125" calcext:value-type="float">
            <text:p>258.78125</text:p>
          </table:table-cell>
          <table:table-cell office:value-type="float" office:value="177.59375" calcext:value-type="float">
            <text:p>177.59375</text:p>
          </table:table-cell>
          <table:table-cell office:value-type="float" office:value="81.15625" calcext:value-type="float">
            <text:p>81.15625</text:p>
          </table:table-cell>
          <table:table-cell office:value-type="float" office:value="143.15625" calcext:value-type="float">
            <text:p>143.15625</text:p>
          </table:table-cell>
          <table:table-cell office:value-type="float" office:value="62" calcext:value-type="float">
            <text:p>62</text:p>
          </table:table-cell>
          <table:table-cell office:value-type="float" office:value="124.5" calcext:value-type="float">
            <text:p>124.5</text:p>
          </table:table-cell>
          <table:table-cell office:value-type="float" office:value="298.078125" calcext:value-type="float">
            <text:p>298.078125</text:p>
          </table:table-cell>
          <table:table-cell office:value-type="float" office:value="173.578125" calcext:value-type="float">
            <text:p>173.578125</text:p>
          </table:table-cell>
          <table:table-cell office:value-type="float" office:value="119.796875" calcext:value-type="float">
            <text:p>119.796875</text:p>
          </table:table-cell>
          <table:table-cell/>
          <table:table-cell table:style-name="Default" table:number-columns-repeated="6"/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.46875" calcext:value-type="float">
            <text:p>112.46875</text:p>
          </table:table-cell>
          <table:table-cell office:value-type="float" office:value="349.3125" calcext:value-type="float">
            <text:p>349.3125</text:p>
          </table:table-cell>
          <table:table-cell office:value-type="float" office:value="236.84375" calcext:value-type="float">
            <text:p>236.84375</text:p>
          </table:table-cell>
          <table:table-cell office:value-type="float" office:value="137.9375" calcext:value-type="float">
            <text:p>137.9375</text:p>
          </table:table-cell>
          <table:table-cell office:value-type="float" office:value="182.5625" calcext:value-type="float">
            <text:p>182.5625</text:p>
          </table:table-cell>
          <table:table-cell office:value-type="float" office:value="44.625" calcext:value-type="float">
            <text:p>44.625</text:p>
          </table:table-cell>
          <table:table-cell office:value-type="float" office:value="179.96875" calcext:value-type="float">
            <text:p>179.96875</text:p>
          </table:table-cell>
          <table:table-cell office:value-type="float" office:value="444.59375" calcext:value-type="float">
            <text:p>444.59375</text:p>
          </table:table-cell>
          <table:table-cell office:value-type="float" office:value="264.625" calcext:value-type="float">
            <text:p>264.625</text:p>
          </table:table-cell>
          <table:table-cell office:value-type="float" office:value="140.734375" calcext:value-type="float">
            <text:p>140.734375</text:p>
          </table:table-cell>
          <table:table-cell office:value-type="float" office:value="143.15625" calcext:value-type="float">
            <text:p>143.15625</text:p>
          </table:table-cell>
          <table:table-cell office:value-type="float" office:value="265.3125" calcext:value-type="float">
            <text:p>265.3125</text:p>
          </table:table-cell>
          <table:table-cell office:value-type="float" office:value="122.15625" calcext:value-type="float">
            <text:p>122.15625</text:p>
          </table:table-cell>
          <table:table-cell office:value-type="float" office:value="194.71875" calcext:value-type="float">
            <text:p>194.71875</text:p>
          </table:table-cell>
          <table:table-cell office:value-type="float" office:value="153.09375" calcext:value-type="float">
            <text:p>153.09375</text:p>
          </table:table-cell>
          <table:table-cell office:value-type="float" office:value="-41.625" calcext:value-type="float">
            <text:p>-41.625</text:p>
          </table:table-cell>
          <table:table-cell office:value-type="float" office:value="118.640625" calcext:value-type="float">
            <text:p>118.640625</text:p>
          </table:table-cell>
          <table:table-cell office:value-type="float" office:value="239.234375" calcext:value-type="float">
            <text:p>239.234375</text:p>
          </table:table-cell>
          <table:table-cell office:value-type="float" office:value="120.59375" calcext:value-type="float">
            <text:p>120.59375</text:p>
          </table:table-cell>
          <table:table-cell office:value-type="float" office:value="40.265625" calcext:value-type="float">
            <text:p>40.265625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.125" calcext:value-type="float">
            <text:p>174.125</text:p>
          </table:table-cell>
          <table:table-cell office:value-type="float" office:value="518.5625" calcext:value-type="float">
            <text:p>518.5625</text:p>
          </table:table-cell>
          <table:table-cell office:value-type="float" office:value="344.4375" calcext:value-type="float">
            <text:p>344.4375</text:p>
          </table:table-cell>
          <table:table-cell office:value-type="float" office:value="160.3125" calcext:value-type="float">
            <text:p>160.3125</text:p>
          </table:table-cell>
          <table:table-cell office:value-type="float" office:value="310.46875" calcext:value-type="float">
            <text:p>310.46875</text:p>
          </table:table-cell>
          <table:table-cell office:value-type="float" office:value="150.15625" calcext:value-type="float">
            <text:p>150.15625</text:p>
          </table:table-cell>
          <table:table-cell office:value-type="float" office:value="173.875" calcext:value-type="float">
            <text:p>173.875</text:p>
          </table:table-cell>
          <table:table-cell office:value-type="float" office:value="543.40625" calcext:value-type="float">
            <text:p>543.40625</text:p>
          </table:table-cell>
          <table:table-cell office:value-type="float" office:value="369.53125" calcext:value-type="float">
            <text:p>369.53125</text:p>
          </table:table-cell>
          <table:table-cell office:value-type="float" office:value="247.296875" calcext:value-type="float">
            <text:p>247.296875</text:p>
          </table:table-cell>
          <table:table-cell office:value-type="float" office:value="179.03125" calcext:value-type="float">
            <text:p>179.03125</text:p>
          </table:table-cell>
          <table:table-cell office:value-type="float" office:value="437.25" calcext:value-type="float">
            <text:p>437.25</text:p>
          </table:table-cell>
          <table:table-cell office:value-type="float" office:value="258.21875" calcext:value-type="float">
            <text:p>258.21875</text:p>
          </table:table-cell>
          <table:table-cell office:value-type="float" office:value="110.125" calcext:value-type="float">
            <text:p>110.125</text:p>
          </table:table-cell>
          <table:table-cell office:value-type="float" office:value="214.9375" calcext:value-type="float">
            <text:p>214.9375</text:p>
          </table:table-cell>
          <table:table-cell office:value-type="float" office:value="104.8125" calcext:value-type="float">
            <text:p>104.8125</text:p>
          </table:table-cell>
          <table:table-cell office:value-type="float" office:value="140.453125" calcext:value-type="float">
            <text:p>140.453125</text:p>
          </table:table-cell>
          <table:table-cell office:value-type="float" office:value="376.890625" calcext:value-type="float">
            <text:p>376.890625</text:p>
          </table:table-cell>
          <table:table-cell office:value-type="float" office:value="236.4375" calcext:value-type="float">
            <text:p>236.4375</text:p>
          </table:table-cell>
          <table:table-cell office:value-type="float" office:value="181.515625" calcext:value-type="float">
            <text:p>181.515625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.53125" calcext:value-type="float">
            <text:p>152.53125</text:p>
          </table:table-cell>
          <table:table-cell office:value-type="float" office:value="587.9375" calcext:value-type="float">
            <text:p>587.9375</text:p>
          </table:table-cell>
          <table:table-cell office:value-type="float" office:value="435.40625" calcext:value-type="float">
            <text:p>435.40625</text:p>
          </table:table-cell>
          <table:table-cell office:value-type="float" office:value="299.9375" calcext:value-type="float">
            <text:p>299.9375</text:p>
          </table:table-cell>
          <table:table-cell office:value-type="float" office:value="329.15625" calcext:value-type="float">
            <text:p>329.15625</text:p>
          </table:table-cell>
          <table:table-cell office:value-type="float" office:value="29.21875" calcext:value-type="float">
            <text:p>29.21875</text:p>
          </table:table-cell>
          <table:table-cell office:value-type="float" office:value="222.03125" calcext:value-type="float">
            <text:p>222.03125</text:p>
          </table:table-cell>
          <table:table-cell office:value-type="float" office:value="604.859375" calcext:value-type="float">
            <text:p>604.859375</text:p>
          </table:table-cell>
          <table:table-cell office:value-type="float" office:value="382.828125" calcext:value-type="float">
            <text:p>382.828125</text:p>
          </table:table-cell>
          <table:table-cell office:value-type="float" office:value="232.3125" calcext:value-type="float">
            <text:p>232.3125</text:p>
          </table:table-cell>
          <table:table-cell office:value-type="float" office:value="138.21875" calcext:value-type="float">
            <text:p>138.21875</text:p>
          </table:table-cell>
          <table:table-cell office:value-type="float" office:value="441.65625" calcext:value-type="float">
            <text:p>441.65625</text:p>
          </table:table-cell>
          <table:table-cell office:value-type="float" office:value="303.4375" calcext:value-type="float">
            <text:p>303.4375</text:p>
          </table:table-cell>
          <table:table-cell office:value-type="float" office:value="166.5625" calcext:value-type="float">
            <text:p>166.5625</text:p>
          </table:table-cell>
          <table:table-cell office:value-type="float" office:value="320.25" calcext:value-type="float">
            <text:p>320.25</text:p>
          </table:table-cell>
          <table:table-cell office:value-type="float" office:value="153.6875" calcext:value-type="float">
            <text:p>153.6875</text:p>
          </table:table-cell>
          <table:table-cell office:value-type="float" office:value="190.03125" calcext:value-type="float">
            <text:p>190.03125</text:p>
          </table:table-cell>
          <table:table-cell office:value-type="float" office:value="391.78125" calcext:value-type="float">
            <text:p>391.78125</text:p>
          </table:table-cell>
          <table:table-cell office:value-type="float" office:value="201.75" calcext:value-type="float">
            <text:p>201.75</text:p>
          </table:table-cell>
          <table:table-cell office:value-type="float" office:value="228.5625" calcext:value-type="float">
            <text:p>228.5625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.59375" calcext:value-type="float">
            <text:p>251.59375</text:p>
          </table:table-cell>
          <table:table-cell office:value-type="float" office:value="650" calcext:value-type="float">
            <text:p>650</text:p>
          </table:table-cell>
          <table:table-cell office:value-type="float" office:value="398.40625" calcext:value-type="float">
            <text:p>398.40625</text:p>
          </table:table-cell>
          <table:table-cell office:value-type="float" office:value="265.59375" calcext:value-type="float">
            <text:p>265.59375</text:p>
          </table:table-cell>
          <table:table-cell office:value-type="float" office:value="379.1875" calcext:value-type="float">
            <text:p>379.1875</text:p>
          </table:table-cell>
          <table:table-cell office:value-type="float" office:value="113.59375" calcext:value-type="float">
            <text:p>113.59375</text:p>
          </table:table-cell>
          <table:table-cell office:value-type="float" office:value="249.703125" calcext:value-type="float">
            <text:p>249.703125</text:p>
          </table:table-cell>
          <table:table-cell office:value-type="float" office:value="594.8125" calcext:value-type="float">
            <text:p>594.8125</text:p>
          </table:table-cell>
          <table:table-cell office:value-type="float" office:value="345.109375" calcext:value-type="float">
            <text:p>345.109375</text:p>
          </table:table-cell>
          <table:table-cell office:value-type="float" office:value="256" calcext:value-type="float">
            <text:p>256</text:p>
          </table:table-cell>
          <table:table-cell office:value-type="float" office:value="218.125" calcext:value-type="float">
            <text:p>218.125</text:p>
          </table:table-cell>
          <table:table-cell office:value-type="float" office:value="530.03125" calcext:value-type="float">
            <text:p>530.03125</text:p>
          </table:table-cell>
          <table:table-cell office:value-type="float" office:value="311.90625" calcext:value-type="float">
            <text:p>311.90625</text:p>
          </table:table-cell>
          <table:table-cell office:value-type="float" office:value="316.59375" calcext:value-type="float">
            <text:p>316.59375</text:p>
          </table:table-cell>
          <table:table-cell office:value-type="float" office:value="423.09375" calcext:value-type="float">
            <text:p>423.09375</text:p>
          </table:table-cell>
          <table:table-cell office:value-type="float" office:value="106.5" calcext:value-type="float">
            <text:p>106.5</text:p>
          </table:table-cell>
          <table:table-cell office:value-type="float" office:value="180.9375" calcext:value-type="float">
            <text:p>180.9375</text:p>
          </table:table-cell>
          <table:table-cell office:value-type="float" office:value="457.21875" calcext:value-type="float">
            <text:p>457.21875</text:p>
          </table:table-cell>
          <table:table-cell office:value-type="float" office:value="276.28125" calcext:value-type="float">
            <text:p>276.28125</text:p>
          </table:table-cell>
          <table:table-cell office:value-type="float" office:value="209.203125" calcext:value-type="float">
            <text:p>209.203125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.0625" calcext:value-type="float">
            <text:p>250.0625</text:p>
          </table:table-cell>
          <table:table-cell office:value-type="float" office:value="621.65625" calcext:value-type="float">
            <text:p>621.65625</text:p>
          </table:table-cell>
          <table:table-cell office:value-type="float" office:value="371.59375" calcext:value-type="float">
            <text:p>371.59375</text:p>
          </table:table-cell>
          <table:table-cell office:value-type="float" office:value="228.96875" calcext:value-type="float">
            <text:p>228.96875</text:p>
          </table:table-cell>
          <table:table-cell office:value-type="float" office:value="382.5625" calcext:value-type="float">
            <text:p>382.5625</text:p>
          </table:table-cell>
          <table:table-cell office:value-type="float" office:value="153.59375" calcext:value-type="float">
            <text:p>153.59375</text:p>
          </table:table-cell>
          <table:table-cell office:value-type="float" office:value="204.953125" calcext:value-type="float">
            <text:p>204.953125</text:p>
          </table:table-cell>
          <table:table-cell office:value-type="float" office:value="644.234375" calcext:value-type="float">
            <text:p>644.234375</text:p>
          </table:table-cell>
          <table:table-cell office:value-type="float" office:value="439.28125" calcext:value-type="float">
            <text:p>439.28125</text:p>
          </table:table-cell>
          <table:table-cell office:value-type="float" office:value="262.59375" calcext:value-type="float">
            <text:p>262.59375</text:p>
          </table:table-cell>
          <table:table-cell office:value-type="float" office:value="147" calcext:value-type="float">
            <text:p>147</text:p>
          </table:table-cell>
          <table:table-cell office:value-type="float" office:value="540.875" calcext:value-type="float">
            <text:p>540.875</text:p>
          </table:table-cell>
          <table:table-cell office:value-type="float" office:value="393.875" calcext:value-type="float">
            <text:p>393.875</text:p>
          </table:table-cell>
          <table:table-cell office:value-type="float" office:value="249.15625" calcext:value-type="float">
            <text:p>249.15625</text:p>
          </table:table-cell>
          <table:table-cell office:value-type="float" office:value="435.75" calcext:value-type="float">
            <text:p>435.75</text:p>
          </table:table-cell>
          <table:table-cell office:value-type="float" office:value="186.59375" calcext:value-type="float">
            <text:p>186.59375</text:p>
          </table:table-cell>
          <table:table-cell office:value-type="float" office:value="197.40625" calcext:value-type="float">
            <text:p>197.40625</text:p>
          </table:table-cell>
          <table:table-cell office:value-type="float" office:value="501.640625" calcext:value-type="float">
            <text:p>501.640625</text:p>
          </table:table-cell>
          <table:table-cell office:value-type="float" office:value="304.234375" calcext:value-type="float">
            <text:p>304.234375</text:p>
          </table:table-cell>
          <table:table-cell office:value-type="float" office:value="290.234375" calcext:value-type="float">
            <text:p>290.234375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.84375" calcext:value-type="float">
            <text:p>181.84375</text:p>
          </table:table-cell>
          <table:table-cell office:value-type="float" office:value="581.625" calcext:value-type="float">
            <text:p>581.625</text:p>
          </table:table-cell>
          <table:table-cell office:value-type="float" office:value="399.78125" calcext:value-type="float">
            <text:p>399.78125</text:p>
          </table:table-cell>
          <table:table-cell office:value-type="float" office:value="192.96875" calcext:value-type="float">
            <text:p>192.96875</text:p>
          </table:table-cell>
          <table:table-cell office:value-type="float" office:value="318" calcext:value-type="float">
            <text:p>318</text:p>
          </table:table-cell>
          <table:table-cell office:value-type="float" office:value="125.03125" calcext:value-type="float">
            <text:p>125.03125</text:p>
          </table:table-cell>
          <table:table-cell office:value-type="float" office:value="184.953125" calcext:value-type="float">
            <text:p>184.953125</text:p>
          </table:table-cell>
          <table:table-cell office:value-type="float" office:value="642.21875" calcext:value-type="float">
            <text:p>642.21875</text:p>
          </table:table-cell>
          <table:table-cell office:value-type="float" office:value="457.265625" calcext:value-type="float">
            <text:p>457.265625</text:p>
          </table:table-cell>
          <table:table-cell office:value-type="float" office:value="262.40625" calcext:value-type="float">
            <text:p>262.40625</text:p>
          </table:table-cell>
          <table:table-cell office:value-type="float" office:value="150.4375" calcext:value-type="float">
            <text:p>150.4375</text:p>
          </table:table-cell>
          <table:table-cell office:value-type="float" office:value="549.75" calcext:value-type="float">
            <text:p>549.75</text:p>
          </table:table-cell>
          <table:table-cell office:value-type="float" office:value="399.3125" calcext:value-type="float">
            <text:p>399.3125</text:p>
          </table:table-cell>
          <table:table-cell office:value-type="float" office:value="260.71875" calcext:value-type="float">
            <text:p>260.71875</text:p>
          </table:table-cell>
          <table:table-cell office:value-type="float" office:value="458.46875" calcext:value-type="float">
            <text:p>458.46875</text:p>
          </table:table-cell>
          <table:table-cell office:value-type="float" office:value="197.75" calcext:value-type="float">
            <text:p>197.75</text:p>
          </table:table-cell>
          <table:table-cell office:value-type="float" office:value="217.5625" calcext:value-type="float">
            <text:p>217.5625</text:p>
          </table:table-cell>
          <table:table-cell office:value-type="float" office:value="514.34375" calcext:value-type="float">
            <text:p>514.34375</text:p>
          </table:table-cell>
          <table:table-cell office:value-type="float" office:value="296.78125" calcext:value-type="float">
            <text:p>296.78125</text:p>
          </table:table-cell>
          <table:table-cell office:value-type="float" office:value="298.53125" calcext:value-type="float">
            <text:p>298.53125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.75" calcext:value-type="float">
            <text:p>204.75</text:p>
          </table:table-cell>
          <table:table-cell office:value-type="float" office:value="647.15625" calcext:value-type="float">
            <text:p>647.15625</text:p>
          </table:table-cell>
          <table:table-cell office:value-type="float" office:value="442.40625" calcext:value-type="float">
            <text:p>442.40625</text:p>
          </table:table-cell>
          <table:table-cell office:value-type="float" office:value="91" calcext:value-type="float">
            <text:p>91</text:p>
          </table:table-cell>
          <table:table-cell office:value-type="float" office:value="249.90625" calcext:value-type="float">
            <text:p>249.90625</text:p>
          </table:table-cell>
          <table:table-cell office:value-type="float" office:value="158.90625" calcext:value-type="float">
            <text:p>158.90625</text:p>
          </table:table-cell>
          <table:table-cell office:value-type="float" office:value="96.546875" calcext:value-type="float">
            <text:p>96.546875</text:p>
          </table:table-cell>
          <table:table-cell office:value-type="float" office:value="565.59375" calcext:value-type="float">
            <text:p>565.59375</text:p>
          </table:table-cell>
          <table:table-cell office:value-type="float" office:value="469.046875" calcext:value-type="float">
            <text:p>469.046875</text:p>
          </table:table-cell>
          <table:table-cell office:value-type="float" office:value="300.65625" calcext:value-type="float">
            <text:p>300.65625</text:p>
          </table:table-cell>
          <table:table-cell office:value-type="float" office:value="102.5625" calcext:value-type="float">
            <text:p>102.5625</text:p>
          </table:table-cell>
          <table:table-cell office:value-type="float" office:value="506.9375" calcext:value-type="float">
            <text:p>506.9375</text:p>
          </table:table-cell>
          <table:table-cell office:value-type="float" office:value="404.375" calcext:value-type="float">
            <text:p>404.375</text:p>
          </table:table-cell>
          <table:table-cell office:value-type="float" office:value="140.15625" calcext:value-type="float">
            <text:p>140.15625</text:p>
          </table:table-cell>
          <table:table-cell office:value-type="float" office:value="372.65625" calcext:value-type="float">
            <text:p>372.65625</text:p>
          </table:table-cell>
          <table:table-cell office:value-type="float" office:value="232.5" calcext:value-type="float">
            <text:p>232.5</text:p>
          </table:table-cell>
          <table:table-cell office:value-type="float" office:value="79.703125" calcext:value-type="float">
            <text:p>79.703125</text:p>
          </table:table-cell>
          <table:table-cell office:value-type="float" office:value="459.703125" calcext:value-type="float">
            <text:p>459.703125</text:p>
          </table:table-cell>
          <table:table-cell office:value-type="float" office:value="380" calcext:value-type="float">
            <text:p>380</text:p>
          </table:table-cell>
          <table:table-cell office:value-type="float" office:value="318.4375" calcext:value-type="float">
            <text:p>318.4375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.46875" calcext:value-type="float">
            <text:p>210.46875</text:p>
          </table:table-cell>
          <table:table-cell office:value-type="float" office:value="620.375" calcext:value-type="float">
            <text:p>620.375</text:p>
          </table:table-cell>
          <table:table-cell office:value-type="float" office:value="409.90625" calcext:value-type="float">
            <text:p>409.90625</text:p>
          </table:table-cell>
          <table:table-cell office:value-type="float" office:value="211.71875" calcext:value-type="float">
            <text:p>211.71875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8.90625" calcext:value-type="float">
            <text:p>38.90625</text:p>
          </table:table-cell>
          <table:table-cell office:value-type="float" office:value="121.53125" calcext:value-type="float">
            <text:p>121.53125</text:p>
          </table:table-cell>
          <table:table-cell office:value-type="float" office:value="546.703125" calcext:value-type="float">
            <text:p>546.703125</text:p>
          </table:table-cell>
          <table:table-cell office:value-type="float" office:value="425.171875" calcext:value-type="float">
            <text:p>425.171875</text:p>
          </table:table-cell>
          <table:table-cell office:value-type="float" office:value="224.40625" calcext:value-type="float">
            <text:p>224.40625</text:p>
          </table:table-cell>
          <table:table-cell office:value-type="float" office:value="108.6875" calcext:value-type="float">
            <text:p>108.6875</text:p>
          </table:table-cell>
          <table:table-cell office:value-type="float" office:value="493.34375" calcext:value-type="float">
            <text:p>493.34375</text:p>
          </table:table-cell>
          <table:table-cell office:value-type="float" office:value="384.65625" calcext:value-type="float">
            <text:p>384.65625</text:p>
          </table:table-cell>
          <table:table-cell office:value-type="float" office:value="130.75" calcext:value-type="float">
            <text:p>130.75</text:p>
          </table:table-cell>
          <table:table-cell office:value-type="float" office:value="358.46875" calcext:value-type="float">
            <text:p>358.46875</text:p>
          </table:table-cell>
          <table:table-cell office:value-type="float" office:value="227.71875" calcext:value-type="float">
            <text:p>227.71875</text:p>
          </table:table-cell>
          <table:table-cell office:value-type="float" office:value="141.40625" calcext:value-type="float">
            <text:p>141.40625</text:p>
          </table:table-cell>
          <table:table-cell office:value-type="float" office:value="481.453125" calcext:value-type="float">
            <text:p>481.453125</text:p>
          </table:table-cell>
          <table:table-cell office:value-type="float" office:value="340.046875" calcext:value-type="float">
            <text:p>340.046875</text:p>
          </table:table-cell>
          <table:table-cell office:value-type="float" office:value="306.1875" calcext:value-type="float">
            <text:p>306.1875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.59375" calcext:value-type="float">
            <text:p>115.59375</text:p>
          </table:table-cell>
          <table:table-cell office:value-type="float" office:value="504.25" calcext:value-type="float">
            <text:p>504.25</text:p>
          </table:table-cell>
          <table:table-cell office:value-type="float" office:value="388.65625" calcext:value-type="float">
            <text:p>388.65625</text:p>
          </table:table-cell>
          <table:table-cell office:value-type="float" office:value="131.78125" calcext:value-type="float">
            <text:p>131.78125</text:p>
          </table:table-cell>
          <table:table-cell office:value-type="float" office:value="263.21875" calcext:value-type="float">
            <text:p>263.21875</text:p>
          </table:table-cell>
          <table:table-cell office:value-type="float" office:value="131.4375" calcext:value-type="float">
            <text:p>131.4375</text:p>
          </table:table-cell>
          <table:table-cell office:value-type="float" office:value="127.546875" calcext:value-type="float">
            <text:p>127.546875</text:p>
          </table:table-cell>
          <table:table-cell office:value-type="float" office:value="551.078125" calcext:value-type="float">
            <text:p>551.078125</text:p>
          </table:table-cell>
          <table:table-cell office:value-type="float" office:value="423.53125" calcext:value-type="float">
            <text:p>423.53125</text:p>
          </table:table-cell>
          <table:table-cell office:value-type="float" office:value="260.046875" calcext:value-type="float">
            <text:p>260.046875</text:p>
          </table:table-cell>
          <table:table-cell office:value-type="float" office:value="126.90625" calcext:value-type="float">
            <text:p>126.90625</text:p>
          </table:table-cell>
          <table:table-cell office:value-type="float" office:value="449.125" calcext:value-type="float">
            <text:p>449.125</text:p>
          </table:table-cell>
          <table:table-cell office:value-type="float" office:value="322.21875" calcext:value-type="float">
            <text:p>322.21875</text:p>
          </table:table-cell>
          <table:table-cell office:value-type="float" office:value="154.625" calcext:value-type="float">
            <text:p>154.625</text:p>
          </table:table-cell>
          <table:table-cell office:value-type="float" office:value="343.9375" calcext:value-type="float">
            <text:p>343.9375</text:p>
          </table:table-cell>
          <table:table-cell office:value-type="float" office:value="189.3125" calcext:value-type="float">
            <text:p>189.3125</text:p>
          </table:table-cell>
          <table:table-cell office:value-type="float" office:value="93.5625" calcext:value-type="float">
            <text:p>93.5625</text:p>
          </table:table-cell>
          <table:table-cell office:value-type="float" office:value="398.796875" calcext:value-type="float">
            <text:p>398.796875</text:p>
          </table:table-cell>
          <table:table-cell office:value-type="float" office:value="305.234375" calcext:value-type="float">
            <text:p>305.234375</text:p>
          </table:table-cell>
          <table:table-cell office:value-type="float" office:value="255.765625" calcext:value-type="float">
            <text:p>255.765625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3.4375" calcext:value-type="float">
            <text:p>233.4375</text:p>
          </table:table-cell>
          <table:table-cell office:value-type="float" office:value="577.625" calcext:value-type="float">
            <text:p>577.625</text:p>
          </table:table-cell>
          <table:table-cell office:value-type="float" office:value="344.1875" calcext:value-type="float">
            <text:p>344.1875</text:p>
          </table:table-cell>
          <table:table-cell office:value-type="float" office:value="223.03125" calcext:value-type="float">
            <text:p>223.03125</text:p>
          </table:table-cell>
          <table:table-cell office:value-type="float" office:value="234.15625" calcext:value-type="float">
            <text:p>234.15625</text:p>
          </table:table-cell>
          <table:table-cell office:value-type="float" office:value="11.125" calcext:value-type="float">
            <text:p>11.125</text:p>
          </table:table-cell>
          <table:table-cell office:value-type="float" office:value="193.40625" calcext:value-type="float">
            <text:p>193.40625</text:p>
          </table:table-cell>
          <table:table-cell office:value-type="float" office:value="564.71875" calcext:value-type="float">
            <text:p>564.71875</text:p>
          </table:table-cell>
          <table:table-cell office:value-type="float" office:value="371.3125" calcext:value-type="float">
            <text:p>371.3125</text:p>
          </table:table-cell>
          <table:table-cell office:value-type="float" office:value="177.65625" calcext:value-type="float">
            <text:p>177.65625</text:p>
          </table:table-cell>
          <table:table-cell office:value-type="float" office:value="276.46875" calcext:value-type="float">
            <text:p>276.46875</text:p>
          </table:table-cell>
          <table:table-cell office:value-type="float" office:value="530.53125" calcext:value-type="float">
            <text:p>530.53125</text:p>
          </table:table-cell>
          <table:table-cell office:value-type="float" office:value="254.0625" calcext:value-type="float">
            <text:p>254.0625</text:p>
          </table:table-cell>
          <table:table-cell office:value-type="float" office:value="71.5" calcext:value-type="float">
            <text:p>71.5</text:p>
          </table:table-cell>
          <table:table-cell office:value-type="float" office:value="292.90625" calcext:value-type="float">
            <text:p>292.90625</text:p>
          </table:table-cell>
          <table:table-cell office:value-type="float" office:value="221.40625" calcext:value-type="float">
            <text:p>221.40625</text:p>
          </table:table-cell>
          <table:table-cell office:value-type="float" office:value="202.84375" calcext:value-type="float">
            <text:p>202.84375</text:p>
          </table:table-cell>
          <table:table-cell office:value-type="float" office:value="434.234375" calcext:value-type="float">
            <text:p>434.234375</text:p>
          </table:table-cell>
          <table:table-cell office:value-type="float" office:value="231.390625" calcext:value-type="float">
            <text:p>231.390625</text:p>
          </table:table-cell>
          <table:table-cell office:value-type="float" office:value="237.734375" calcext:value-type="float">
            <text:p>237.734375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71875" calcext:value-type="float">
            <text:p>91.71875</text:p>
          </table:table-cell>
          <table:table-cell office:value-type="float" office:value="460.28125" calcext:value-type="float">
            <text:p>460.28125</text:p>
          </table:table-cell>
          <table:table-cell office:value-type="float" office:value="368.5625" calcext:value-type="float">
            <text:p>368.5625</text:p>
          </table:table-cell>
          <table:table-cell office:value-type="float" office:value="231.8125" calcext:value-type="float">
            <text:p>231.8125</text:p>
          </table:table-cell>
          <table:table-cell office:value-type="float" office:value="293.59375" calcext:value-type="float">
            <text:p>293.59375</text:p>
          </table:table-cell>
          <table:table-cell office:value-type="float" office:value="61.78125" calcext:value-type="float">
            <text:p>61.78125</text:p>
          </table:table-cell>
          <table:table-cell office:value-type="float" office:value="145.96875" calcext:value-type="float">
            <text:p>145.96875</text:p>
          </table:table-cell>
          <table:table-cell office:value-type="float" office:value="473.890625" calcext:value-type="float">
            <text:p>473.890625</text:p>
          </table:table-cell>
          <table:table-cell office:value-type="float" office:value="327.921875" calcext:value-type="float">
            <text:p>327.921875</text:p>
          </table:table-cell>
          <table:table-cell office:value-type="float" office:value="215.171875" calcext:value-type="float">
            <text:p>215.171875</text:p>
          </table:table-cell>
          <table:table-cell office:value-type="float" office:value="198.625" calcext:value-type="float">
            <text:p>198.625</text:p>
          </table:table-cell>
          <table:table-cell office:value-type="float" office:value="421.03125" calcext:value-type="float">
            <text:p>421.03125</text:p>
          </table:table-cell>
          <table:table-cell office:value-type="float" office:value="222.40625" calcext:value-type="float">
            <text:p>222.40625</text:p>
          </table:table-cell>
          <table:table-cell office:value-type="float" office:value="267.84375" calcext:value-type="float">
            <text:p>267.84375</text:p>
          </table:table-cell>
          <table:table-cell office:value-type="float" office:value="336.5" calcext:value-type="float">
            <text:p>336.5</text:p>
          </table:table-cell>
          <table:table-cell office:value-type="float" office:value="68.65625" calcext:value-type="float">
            <text:p>68.65625</text:p>
          </table:table-cell>
          <table:table-cell office:value-type="float" office:value="122.453125" calcext:value-type="float">
            <text:p>122.453125</text:p>
          </table:table-cell>
          <table:table-cell office:value-type="float" office:value="377.40625" calcext:value-type="float">
            <text:p>377.40625</text:p>
          </table:table-cell>
          <table:table-cell office:value-type="float" office:value="254.953125" calcext:value-type="float">
            <text:p>254.953125</text:p>
          </table:table-cell>
          <table:table-cell office:value-type="float" office:value="145.53125" calcext:value-type="float">
            <text:p>145.53125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.71875" calcext:value-type="float">
            <text:p>200.71875</text:p>
          </table:table-cell>
          <table:table-cell office:value-type="float" office:value="523.40625" calcext:value-type="float">
            <text:p>523.40625</text:p>
          </table:table-cell>
          <table:table-cell office:value-type="float" office:value="322.6875" calcext:value-type="float">
            <text:p>322.6875</text:p>
          </table:table-cell>
          <table:table-cell office:value-type="float" office:value="94.59375" calcext:value-type="float">
            <text:p>94.59375</text:p>
          </table:table-cell>
          <table:table-cell office:value-type="float" office:value="243.40625" calcext:value-type="float">
            <text:p>243.40625</text:p>
          </table:table-cell>
          <table:table-cell office:value-type="float" office:value="148.8125" calcext:value-type="float">
            <text:p>148.8125</text:p>
          </table:table-cell>
          <table:table-cell office:value-type="float" office:value="139.671875" calcext:value-type="float">
            <text:p>139.671875</text:p>
          </table:table-cell>
          <table:table-cell office:value-type="float" office:value="482.890625" calcext:value-type="float">
            <text:p>482.890625</text:p>
          </table:table-cell>
          <table:table-cell office:value-type="float" office:value="343.21875" calcext:value-type="float">
            <text:p>343.21875</text:p>
          </table:table-cell>
          <table:table-cell office:value-type="float" office:value="235.75" calcext:value-type="float">
            <text:p>235.75</text:p>
          </table:table-cell>
          <table:table-cell office:value-type="float" office:value="122.90625" calcext:value-type="float">
            <text:p>122.90625</text:p>
          </table:table-cell>
          <table:table-cell office:value-type="float" office:value="488.0625" calcext:value-type="float">
            <text:p>488.0625</text:p>
          </table:table-cell>
          <table:table-cell office:value-type="float" office:value="365.15625" calcext:value-type="float">
            <text:p>365.15625</text:p>
          </table:table-cell>
          <table:table-cell office:value-type="float" office:value="165.875" calcext:value-type="float">
            <text:p>165.875</text:p>
          </table:table-cell>
          <table:table-cell office:value-type="float" office:value="366.875" calcext:value-type="float">
            <text:p>366.875</text:p>
          </table:table-cell>
          <table:table-cell office:value-type="float" office:value="201" calcext:value-type="float">
            <text:p>201</text:p>
          </table:table-cell>
          <table:table-cell office:value-type="float" office:value="176.765625" calcext:value-type="float">
            <text:p>176.765625</text:p>
          </table:table-cell>
          <table:table-cell office:value-type="float" office:value="446.578125" calcext:value-type="float">
            <text:p>446.578125</text:p>
          </table:table-cell>
          <table:table-cell office:value-type="float" office:value="269.8125" calcext:value-type="float">
            <text:p>269.8125</text:p>
          </table:table-cell>
          <table:table-cell office:value-type="float" office:value="283.078125" calcext:value-type="float">
            <text:p>283.078125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.71875" calcext:value-type="float">
            <text:p>201.71875</text:p>
          </table:table-cell>
          <table:table-cell office:value-type="float" office:value="418.8125" calcext:value-type="float">
            <text:p>418.8125</text:p>
          </table:table-cell>
          <table:table-cell office:value-type="float" office:value="217.09375" calcext:value-type="float">
            <text:p>217.09375</text:p>
          </table:table-cell>
          <table:table-cell office:value-type="float" office:value="175.125" calcext:value-type="float">
            <text:p>175.125</text:p>
          </table:table-cell>
          <table:table-cell office:value-type="float" office:value="243.4375" calcext:value-type="float">
            <text:p>243.4375</text:p>
          </table:table-cell>
          <table:table-cell office:value-type="float" office:value="68.3125" calcext:value-type="float">
            <text:p>68.3125</text:p>
          </table:table-cell>
          <table:table-cell office:value-type="float" office:value="139.390625" calcext:value-type="float">
            <text:p>139.390625</text:p>
          </table:table-cell>
          <table:table-cell office:value-type="float" office:value="469.875" calcext:value-type="float">
            <text:p>469.875</text:p>
          </table:table-cell>
          <table:table-cell office:value-type="float" office:value="330.484375" calcext:value-type="float">
            <text:p>330.484375</text:p>
          </table:table-cell>
          <table:table-cell office:value-type="float" office:value="142.703125" calcext:value-type="float">
            <text:p>142.703125</text:p>
          </table:table-cell>
          <table:table-cell office:value-type="float" office:value="141.71875" calcext:value-type="float">
            <text:p>141.71875</text:p>
          </table:table-cell>
          <table:table-cell office:value-type="float" office:value="465.0625" calcext:value-type="float">
            <text:p>465.0625</text:p>
          </table:table-cell>
          <table:table-cell office:value-type="float" office:value="323.34375" calcext:value-type="float">
            <text:p>323.34375</text:p>
          </table:table-cell>
          <table:table-cell office:value-type="float" office:value="90.875" calcext:value-type="float">
            <text:p>90.875</text:p>
          </table:table-cell>
          <table:table-cell office:value-type="float" office:value="264.21875" calcext:value-type="float">
            <text:p>264.21875</text:p>
          </table:table-cell>
          <table:table-cell office:value-type="float" office:value="173.34375" calcext:value-type="float">
            <text:p>173.34375</text:p>
          </table:table-cell>
          <table:table-cell office:value-type="float" office:value="226.4375" calcext:value-type="float">
            <text:p>226.4375</text:p>
          </table:table-cell>
          <table:table-cell office:value-type="float" office:value="433.421875" calcext:value-type="float">
            <text:p>433.421875</text:p>
          </table:table-cell>
          <table:table-cell office:value-type="float" office:value="206.984375" calcext:value-type="float">
            <text:p>206.984375</text:p>
          </table:table-cell>
          <table:table-cell office:value-type="float" office:value="248.34375" calcext:value-type="float">
            <text:p>248.34375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.96875" calcext:value-type="float">
            <text:p>108.96875</text:p>
          </table:table-cell>
          <table:table-cell office:value-type="float" office:value="398.5" calcext:value-type="float">
            <text:p>398.5</text:p>
          </table:table-cell>
          <table:table-cell office:value-type="float" office:value="289.53125" calcext:value-type="float">
            <text:p>289.53125</text:p>
          </table:table-cell>
          <table:table-cell office:value-type="float" office:value="140.3125" calcext:value-type="float">
            <text:p>140.3125</text:p>
          </table:table-cell>
          <table:table-cell office:value-type="float" office:value="214.09375" calcext:value-type="float">
            <text:p>214.09375</text:p>
          </table:table-cell>
          <table:table-cell office:value-type="float" office:value="73.78125" calcext:value-type="float">
            <text:p>73.78125</text:p>
          </table:table-cell>
          <table:table-cell office:value-type="float" office:value="188.375" calcext:value-type="float">
            <text:p>188.375</text:p>
          </table:table-cell>
          <table:table-cell office:value-type="float" office:value="443.171875" calcext:value-type="float">
            <text:p>443.171875</text:p>
          </table:table-cell>
          <table:table-cell office:value-type="float" office:value="254.796875" calcext:value-type="float">
            <text:p>254.796875</text:p>
          </table:table-cell>
          <table:table-cell office:value-type="float" office:value="181.65625" calcext:value-type="float">
            <text:p>181.65625</text:p>
          </table:table-cell>
          <table:table-cell office:value-type="float" office:value="141.5" calcext:value-type="float">
            <text:p>141.5</text:p>
          </table:table-cell>
          <table:table-cell office:value-type="float" office:value="452.84375" calcext:value-type="float">
            <text:p>452.84375</text:p>
          </table:table-cell>
          <table:table-cell office:value-type="float" office:value="311.34375" calcext:value-type="float">
            <text:p>311.34375</text:p>
          </table:table-cell>
          <table:table-cell office:value-type="float" office:value="128.6875" calcext:value-type="float">
            <text:p>128.6875</text:p>
          </table:table-cell>
          <table:table-cell office:value-type="float" office:value="245.46875" calcext:value-type="float">
            <text:p>245.46875</text:p>
          </table:table-cell>
          <table:table-cell office:value-type="float" office:value="116.78125" calcext:value-type="float">
            <text:p>116.78125</text:p>
          </table:table-cell>
          <table:table-cell office:value-type="float" office:value="182.65625" calcext:value-type="float">
            <text:p>182.65625</text:p>
          </table:table-cell>
          <table:table-cell office:value-type="float" office:value="375.453125" calcext:value-type="float">
            <text:p>375.453125</text:p>
          </table:table-cell>
          <table:table-cell office:value-type="float" office:value="192.796875" calcext:value-type="float">
            <text:p>192.796875</text:p>
          </table:table-cell>
          <table:table-cell office:value-type="float" office:value="214.0625" calcext:value-type="float">
            <text:p>214.0625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.65625" calcext:value-type="float">
            <text:p>106.65625</text:p>
          </table:table-cell>
          <table:table-cell office:value-type="float" office:value="438.59375" calcext:value-type="float">
            <text:p>438.59375</text:p>
          </table:table-cell>
          <table:table-cell office:value-type="float" office:value="331.9375" calcext:value-type="float">
            <text:p>331.9375</text:p>
          </table:table-cell>
          <table:table-cell office:value-type="float" office:value="153.8125" calcext:value-type="float">
            <text:p>153.8125</text:p>
          </table:table-cell>
          <table:table-cell office:value-type="float" office:value="300.53125" calcext:value-type="float">
            <text:p>300.53125</text:p>
          </table:table-cell>
          <table:table-cell office:value-type="float" office:value="146.71875" calcext:value-type="float">
            <text:p>146.71875</text:p>
          </table:table-cell>
          <table:table-cell office:value-type="float" office:value="91.0625" calcext:value-type="float">
            <text:p>91.0625</text:p>
          </table:table-cell>
          <table:table-cell office:value-type="float" office:value="464.390625" calcext:value-type="float">
            <text:p>464.390625</text:p>
          </table:table-cell>
          <table:table-cell office:value-type="float" office:value="373.328125" calcext:value-type="float">
            <text:p>373.328125</text:p>
          </table:table-cell>
          <table:table-cell office:value-type="float" office:value="239.328125" calcext:value-type="float">
            <text:p>239.328125</text:p>
          </table:table-cell>
          <table:table-cell office:value-type="float" office:value="154.53125" calcext:value-type="float">
            <text:p>154.53125</text:p>
          </table:table-cell>
          <table:table-cell office:value-type="float" office:value="385.125" calcext:value-type="float">
            <text:p>385.125</text:p>
          </table:table-cell>
          <table:table-cell office:value-type="float" office:value="230.59375" calcext:value-type="float">
            <text:p>230.59375</text:p>
          </table:table-cell>
          <table:table-cell office:value-type="float" office:value="107.1875" calcext:value-type="float">
            <text:p>107.1875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187.6875" calcext:value-type="float">
            <text:p>187.6875</text:p>
          </table:table-cell>
          <table:table-cell office:value-type="float" office:value="118.421875" calcext:value-type="float">
            <text:p>118.421875</text:p>
          </table:table-cell>
          <table:table-cell office:value-type="float" office:value="325.515625" calcext:value-type="float">
            <text:p>325.515625</text:p>
          </table:table-cell>
          <table:table-cell office:value-type="float" office:value="207.09375" calcext:value-type="float">
            <text:p>207.09375</text:p>
          </table:table-cell>
          <table:table-cell office:value-type="float" office:value="209.140625" calcext:value-type="float">
            <text:p>209.140625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4.5625" calcext:value-type="float">
            <text:p>164.5625</text:p>
          </table:table-cell>
          <table:table-cell office:value-type="float" office:value="375.90625" calcext:value-type="float">
            <text:p>375.90625</text:p>
          </table:table-cell>
          <table:table-cell office:value-type="float" office:value="211.34375" calcext:value-type="float">
            <text:p>211.34375</text:p>
          </table:table-cell>
          <table:table-cell office:value-type="float" office:value="106.78125" calcext:value-type="float">
            <text:p>106.78125</text:p>
          </table:table-cell>
          <table:table-cell office:value-type="float" office:value="173.21875" calcext:value-type="float">
            <text:p>173.21875</text:p>
          </table:table-cell>
          <table:table-cell office:value-type="float" office:value="66.4375" calcext:value-type="float">
            <text:p>66.4375</text:p>
          </table:table-cell>
          <table:table-cell office:value-type="float" office:value="193.078125" calcext:value-type="float">
            <text:p>193.078125</text:p>
          </table:table-cell>
          <table:table-cell office:value-type="float" office:value="446.703125" calcext:value-type="float">
            <text:p>446.703125</text:p>
          </table:table-cell>
          <table:table-cell office:value-type="float" office:value="253.625" calcext:value-type="float">
            <text:p>253.625</text:p>
          </table:table-cell>
          <table:table-cell office:value-type="float" office:value="138.890625" calcext:value-type="float">
            <text:p>138.890625</text:p>
          </table:table-cell>
          <table:table-cell office:value-type="float" office:value="191.1875" calcext:value-type="float">
            <text:p>191.1875</text:p>
          </table:table-cell>
          <table:table-cell office:value-type="float" office:value="348.96875" calcext:value-type="float">
            <text:p>348.96875</text:p>
          </table:table-cell>
          <table:table-cell office:value-type="float" office:value="157.78125" calcext:value-type="float">
            <text:p>157.78125</text:p>
          </table:table-cell>
          <table:table-cell office:value-type="float" office:value="114.96875" calcext:value-type="float">
            <text:p>114.96875</text:p>
          </table:table-cell>
          <table:table-cell office:value-type="float" office:value="326.84375" calcext:value-type="float">
            <text:p>326.84375</text:p>
          </table:table-cell>
          <table:table-cell office:value-type="float" office:value="211.875" calcext:value-type="float">
            <text:p>211.875</text:p>
          </table:table-cell>
          <table:table-cell office:value-type="float" office:value="184.375" calcext:value-type="float">
            <text:p>184.375</text:p>
          </table:table-cell>
          <table:table-cell office:value-type="float" office:value="347.046875" calcext:value-type="float">
            <text:p>347.046875</text:p>
          </table:table-cell>
          <table:table-cell office:value-type="float" office:value="162.671875" calcext:value-type="float">
            <text:p>162.671875</text:p>
          </table:table-cell>
          <table:table-cell office:value-type="float" office:value="184.828125" calcext:value-type="float">
            <text:p>184.828125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.09375" calcext:value-type="float">
            <text:p>120.09375</text:p>
          </table:table-cell>
          <table:table-cell office:value-type="float" office:value="378.625" calcext:value-type="float">
            <text:p>378.625</text:p>
          </table:table-cell>
          <table:table-cell office:value-type="float" office:value="258.53125" calcext:value-type="float">
            <text:p>258.53125</text:p>
          </table:table-cell>
          <table:table-cell office:value-type="float" office:value="168.4375" calcext:value-type="float">
            <text:p>168.4375</text:p>
          </table:table-cell>
          <table:table-cell office:value-type="float" office:value="180.0625" calcext:value-type="float">
            <text:p>180.0625</text:p>
          </table:table-cell>
          <table:table-cell office:value-type="float" office:value="11.625" calcext:value-type="float">
            <text:p>11.625</text:p>
          </table:table-cell>
          <table:table-cell office:value-type="float" office:value="108.328125" calcext:value-type="float">
            <text:p>108.328125</text:p>
          </table:table-cell>
          <table:table-cell office:value-type="float" office:value="416.8125" calcext:value-type="float">
            <text:p>416.8125</text:p>
          </table:table-cell>
          <table:table-cell office:value-type="float" office:value="308.484375" calcext:value-type="float">
            <text:p>308.484375</text:p>
          </table:table-cell>
          <table:table-cell office:value-type="float" office:value="135.078125" calcext:value-type="float">
            <text:p>135.078125</text:p>
          </table:table-cell>
          <table:table-cell office:value-type="float" office:value="166.78125" calcext:value-type="float">
            <text:p>166.78125</text:p>
          </table:table-cell>
          <table:table-cell office:value-type="float" office:value="347.25" calcext:value-type="float">
            <text:p>347.25</text:p>
          </table:table-cell>
          <table:table-cell office:value-type="float" office:value="180.46875" calcext:value-type="float">
            <text:p>180.46875</text:p>
          </table:table-cell>
          <table:table-cell office:value-type="float" office:value="179.28125" calcext:value-type="float">
            <text:p>179.28125</text:p>
          </table:table-cell>
          <table:table-cell office:value-type="float" office:value="290.46875" calcext:value-type="float">
            <text:p>290.46875</text:p>
          </table:table-cell>
          <table:table-cell office:value-type="float" office:value="111.1875" calcext:value-type="float">
            <text:p>111.1875</text:p>
          </table:table-cell>
          <table:table-cell office:value-type="float" office:value="167.921875" calcext:value-type="float">
            <text:p>167.921875</text:p>
          </table:table-cell>
          <table:table-cell office:value-type="float" office:value="285.84375" calcext:value-type="float">
            <text:p>285.84375</text:p>
          </table:table-cell>
          <table:table-cell office:value-type="float" office:value="117.921875" calcext:value-type="float">
            <text:p>117.921875</text:p>
          </table:table-cell>
          <table:table-cell office:value-type="float" office:value="145.828125" calcext:value-type="float">
            <text:p>145.828125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.96875" calcext:value-type="float">
            <text:p>116.96875</text:p>
          </table:table-cell>
          <table:table-cell office:value-type="float" office:value="371.21875" calcext:value-type="float">
            <text:p>371.21875</text:p>
          </table:table-cell>
          <table:table-cell office:value-type="float" office:value="254.25" calcext:value-type="float">
            <text:p>254.25</text:p>
          </table:table-cell>
          <table:table-cell office:value-type="float" office:value="123.75" calcext:value-type="float">
            <text:p>123.75</text:p>
          </table:table-cell>
          <table:table-cell office:value-type="float" office:value="151.1875" calcext:value-type="float">
            <text:p>151.1875</text:p>
          </table:table-cell>
          <table:table-cell office:value-type="float" office:value="27.4375" calcext:value-type="float">
            <text:p>27.4375</text:p>
          </table:table-cell>
          <table:table-cell office:value-type="float" office:value="124.171875" calcext:value-type="float">
            <text:p>124.171875</text:p>
          </table:table-cell>
          <table:table-cell office:value-type="float" office:value="352.578125" calcext:value-type="float">
            <text:p>352.578125</text:p>
          </table:table-cell>
          <table:table-cell office:value-type="float" office:value="228.40625" calcext:value-type="float">
            <text:p>228.40625</text:p>
          </table:table-cell>
          <table:table-cell office:value-type="float" office:value="140.84375" calcext:value-type="float">
            <text:p>140.84375</text:p>
          </table:table-cell>
          <table:table-cell office:value-type="float" office:value="133" calcext:value-type="float">
            <text:p>133</text:p>
          </table:table-cell>
          <table:table-cell office:value-type="float" office:value="266.5625" calcext:value-type="float">
            <text:p>266.5625</text:p>
          </table:table-cell>
          <table:table-cell office:value-type="float" office:value="133.5625" calcext:value-type="float">
            <text:p>133.5625</text:p>
          </table:table-cell>
          <table:table-cell office:value-type="float" office:value="89.65625" calcext:value-type="float">
            <text:p>89.65625</text:p>
          </table:table-cell>
          <table:table-cell office:value-type="float" office:value="197.125" calcext:value-type="float">
            <text:p>197.125</text:p>
          </table:table-cell>
          <table:table-cell office:value-type="float" office:value="107.46875" calcext:value-type="float">
            <text:p>107.46875</text:p>
          </table:table-cell>
          <table:table-cell office:value-type="float" office:value="155.671875" calcext:value-type="float">
            <text:p>155.671875</text:p>
          </table:table-cell>
          <table:table-cell office:value-type="float" office:value="316.421875" calcext:value-type="float">
            <text:p>316.421875</text:p>
          </table:table-cell>
          <table:table-cell office:value-type="float" office:value="160.75" calcext:value-type="float">
            <text:p>160.75</text:p>
          </table:table-cell>
          <table:table-cell office:value-type="float" office:value="120.515625" calcext:value-type="float">
            <text:p>120.515625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.5" calcext:value-type="float">
            <text:p>190.5</text:p>
          </table:table-cell>
          <table:table-cell office:value-type="float" office:value="392.96875" calcext:value-type="float">
            <text:p>392.96875</text:p>
          </table:table-cell>
          <table:table-cell office:value-type="float" office:value="202.46875" calcext:value-type="float">
            <text:p>202.46875</text:p>
          </table:table-cell>
          <table:table-cell office:value-type="float" office:value="126.125" calcext:value-type="float">
            <text:p>126.125</text:p>
          </table:table-cell>
          <table:table-cell office:value-type="float" office:value="208.40625" calcext:value-type="float">
            <text:p>208.40625</text:p>
          </table:table-cell>
          <table:table-cell office:value-type="float" office:value="82.28125" calcext:value-type="float">
            <text:p>82.28125</text:p>
          </table:table-cell>
          <table:table-cell office:value-type="float" office:value="124.078125" calcext:value-type="float">
            <text:p>124.078125</text:p>
          </table:table-cell>
          <table:table-cell office:value-type="float" office:value="398.859375" calcext:value-type="float">
            <text:p>398.859375</text:p>
          </table:table-cell>
          <table:table-cell office:value-type="float" office:value="274.78125" calcext:value-type="float">
            <text:p>274.78125</text:p>
          </table:table-cell>
          <table:table-cell office:value-type="float" office:value="142.375" calcext:value-type="float">
            <text:p>142.375</text:p>
          </table:table-cell>
          <table:table-cell office:value-type="float" office:value="181.09375" calcext:value-type="float">
            <text:p>181.09375</text:p>
          </table:table-cell>
          <table:table-cell office:value-type="float" office:value="376.90625" calcext:value-type="float">
            <text:p>376.90625</text:p>
          </table:table-cell>
          <table:table-cell office:value-type="float" office:value="195.8125" calcext:value-type="float">
            <text:p>195.8125</text:p>
          </table:table-cell>
          <table:table-cell office:value-type="float" office:value="142.34375" calcext:value-type="float">
            <text:p>142.34375</text:p>
          </table:table-cell>
          <table:table-cell office:value-type="float" office:value="238.375" calcext:value-type="float">
            <text:p>238.375</text:p>
          </table:table-cell>
          <table:table-cell office:value-type="float" office:value="96.03125" calcext:value-type="float">
            <text:p>96.03125</text:p>
          </table:table-cell>
          <table:table-cell office:value-type="float" office:value="55.34375" calcext:value-type="float">
            <text:p>55.34375</text:p>
          </table:table-cell>
          <table:table-cell office:value-type="float" office:value="299.609375" calcext:value-type="float">
            <text:p>299.609375</text:p>
          </table:table-cell>
          <table:table-cell office:value-type="float" office:value="244.265625" calcext:value-type="float">
            <text:p>244.265625</text:p>
          </table:table-cell>
          <table:table-cell office:value-type="float" office:value="145.921875" calcext:value-type="float">
            <text:p>145.921875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9.40625" calcext:value-type="float">
            <text:p>139.40625</text:p>
          </table:table-cell>
          <table:table-cell office:value-type="float" office:value="446.5625" calcext:value-type="float">
            <text:p>446.5625</text:p>
          </table:table-cell>
          <table:table-cell office:value-type="float" office:value="307.15625" calcext:value-type="float">
            <text:p>307.15625</text:p>
          </table:table-cell>
          <table:table-cell office:value-type="float" office:value="246.375" calcext:value-type="float">
            <text:p>246.375</text:p>
          </table:table-cell>
          <table:table-cell office:value-type="float" office:value="294.8125" calcext:value-type="float">
            <text:p>294.8125</text:p>
          </table:table-cell>
          <table:table-cell office:value-type="float" office:value="48.4375" calcext:value-type="float">
            <text:p>48.4375</text:p>
          </table:table-cell>
          <table:table-cell office:value-type="float" office:value="110.046875" calcext:value-type="float">
            <text:p>110.046875</text:p>
          </table:table-cell>
          <table:table-cell office:value-type="float" office:value="450.171875" calcext:value-type="float">
            <text:p>450.171875</text:p>
          </table:table-cell>
          <table:table-cell office:value-type="float" office:value="340.125" calcext:value-type="float">
            <text:p>340.125</text:p>
          </table:table-cell>
          <table:table-cell office:value-type="float" office:value="177.796875" calcext:value-type="float">
            <text:p>177.796875</text:p>
          </table:table-cell>
          <table:table-cell office:value-type="float" office:value="168.625" calcext:value-type="float">
            <text:p>168.625</text:p>
          </table:table-cell>
          <table:table-cell office:value-type="float" office:value="345.5" calcext:value-type="float">
            <text:p>345.5</text:p>
          </table:table-cell>
          <table:table-cell office:value-type="float" office:value="176.875" calcext:value-type="float">
            <text:p>176.875</text:p>
          </table:table-cell>
          <table:table-cell office:value-type="float" office:value="170.375" calcext:value-type="float">
            <text:p>170.375</text:p>
          </table:table-cell>
          <table:table-cell office:value-type="float" office:value="280.46875" calcext:value-type="float">
            <text:p>280.46875</text:p>
          </table:table-cell>
          <table:table-cell office:value-type="float" office:value="110.09375" calcext:value-type="float">
            <text:p>110.09375</text:p>
          </table:table-cell>
          <table:table-cell office:value-type="float" office:value="114.390625" calcext:value-type="float">
            <text:p>114.390625</text:p>
          </table:table-cell>
          <table:table-cell office:value-type="float" office:value="337.78125" calcext:value-type="float">
            <text:p>337.78125</text:p>
          </table:table-cell>
          <table:table-cell office:value-type="float" office:value="223.390625" calcext:value-type="float">
            <text:p>223.390625</text:p>
          </table:table-cell>
          <table:table-cell office:value-type="float" office:value="143.484375" calcext:value-type="float">
            <text:p>143.484375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13.40625" calcext:value-type="float">
            <text:p>313.40625</text:p>
          </table:table-cell>
          <table:table-cell office:value-type="float" office:value="237.78125" calcext:value-type="float">
            <text:p>237.78125</text:p>
          </table:table-cell>
          <table:table-cell office:value-type="float" office:value="147.21875" calcext:value-type="float">
            <text:p>147.21875</text:p>
          </table:table-cell>
          <table:table-cell office:value-type="float" office:value="219.71875" calcext:value-type="float">
            <text:p>219.71875</text:p>
          </table:table-cell>
          <table:table-cell office:value-type="float" office:value="72.5" calcext:value-type="float">
            <text:p>72.5</text:p>
          </table:table-cell>
          <table:table-cell office:value-type="float" office:value="175.59375" calcext:value-type="float">
            <text:p>175.59375</text:p>
          </table:table-cell>
          <table:table-cell office:value-type="float" office:value="434.546875" calcext:value-type="float">
            <text:p>434.546875</text:p>
          </table:table-cell>
          <table:table-cell office:value-type="float" office:value="258.953125" calcext:value-type="float">
            <text:p>258.953125</text:p>
          </table:table-cell>
          <table:table-cell office:value-type="float" office:value="155.140625" calcext:value-type="float">
            <text:p>155.140625</text:p>
          </table:table-cell>
          <table:table-cell office:value-type="float" office:value="103.1875" calcext:value-type="float">
            <text:p>103.1875</text:p>
          </table:table-cell>
          <table:table-cell office:value-type="float" office:value="440.1875" calcext:value-type="float">
            <text:p>440.1875</text:p>
          </table:table-cell>
          <table:table-cell office:value-type="float" office:value="337" calcext:value-type="float">
            <text:p>337</text:p>
          </table:table-cell>
          <table:table-cell office:value-type="float" office:value="101.15625" calcext:value-type="float">
            <text:p>101.15625</text:p>
          </table:table-cell>
          <table:table-cell office:value-type="float" office:value="288.09375" calcext:value-type="float">
            <text:p>288.09375</text:p>
          </table:table-cell>
          <table:table-cell office:value-type="float" office:value="186.9375" calcext:value-type="float">
            <text:p>186.9375</text:p>
          </table:table-cell>
          <table:table-cell office:value-type="float" office:value="122.296875" calcext:value-type="float">
            <text:p>122.296875</text:p>
          </table:table-cell>
          <table:table-cell office:value-type="float" office:value="337.25" calcext:value-type="float">
            <text:p>337.25</text:p>
          </table:table-cell>
          <table:table-cell office:value-type="float" office:value="214.953125" calcext:value-type="float">
            <text:p>214.953125</text:p>
          </table:table-cell>
          <table:table-cell office:value-type="float" office:value="261.96875" calcext:value-type="float">
            <text:p>261.96875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9.0625" calcext:value-type="float">
            <text:p>119.0625</text:p>
          </table:table-cell>
          <table:table-cell office:value-type="float" office:value="376.28125" calcext:value-type="float">
            <text:p>376.28125</text:p>
          </table:table-cell>
          <table:table-cell office:value-type="float" office:value="257.21875" calcext:value-type="float">
            <text:p>257.21875</text:p>
          </table:table-cell>
          <table:table-cell office:value-type="float" office:value="87" calcext:value-type="float">
            <text:p>87</text:p>
          </table:table-cell>
          <table:table-cell office:value-type="float" office:value="214.8125" calcext:value-type="float">
            <text:p>214.8125</text:p>
          </table:table-cell>
          <table:table-cell office:value-type="float" office:value="127.8125" calcext:value-type="float">
            <text:p>127.8125</text:p>
          </table:table-cell>
          <table:table-cell office:value-type="float" office:value="178.390625" calcext:value-type="float">
            <text:p>178.390625</text:p>
          </table:table-cell>
          <table:table-cell office:value-type="float" office:value="403.15625" calcext:value-type="float">
            <text:p>403.15625</text:p>
          </table:table-cell>
          <table:table-cell office:value-type="float" office:value="224.765625" calcext:value-type="float">
            <text:p>224.765625</text:p>
          </table:table-cell>
          <table:table-cell office:value-type="float" office:value="192.515625" calcext:value-type="float">
            <text:p>192.515625</text:p>
          </table:table-cell>
          <table:table-cell office:value-type="float" office:value="115.5625" calcext:value-type="float">
            <text:p>115.5625</text:p>
          </table:table-cell>
          <table:table-cell office:value-type="float" office:value="354.90625" calcext:value-type="float">
            <text:p>354.90625</text:p>
          </table:table-cell>
          <table:table-cell office:value-type="float" office:value="239.34375" calcext:value-type="float">
            <text:p>239.34375</text:p>
          </table:table-cell>
          <table:table-cell office:value-type="float" office:value="173.15625" calcext:value-type="float">
            <text:p>173.15625</text:p>
          </table:table-cell>
          <table:table-cell office:value-type="float" office:value="282.90625" calcext:value-type="float">
            <text:p>282.90625</text:p>
          </table:table-cell>
          <table:table-cell office:value-type="float" office:value="109.75" calcext:value-type="float">
            <text:p>109.75</text:p>
          </table:table-cell>
          <table:table-cell office:value-type="float" office:value="96.609375" calcext:value-type="float">
            <text:p>96.609375</text:p>
          </table:table-cell>
          <table:table-cell office:value-type="float" office:value="284.734375" calcext:value-type="float">
            <text:p>284.734375</text:p>
          </table:table-cell>
          <table:table-cell office:value-type="float" office:value="188.125" calcext:value-type="float">
            <text:p>188.125</text:p>
          </table:table-cell>
          <table:table-cell office:value-type="float" office:value="174.546875" calcext:value-type="float">
            <text:p>174.546875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7.03125" calcext:value-type="float">
            <text:p>167.03125</text:p>
          </table:table-cell>
          <table:table-cell office:value-type="float" office:value="415.84375" calcext:value-type="float">
            <text:p>415.84375</text:p>
          </table:table-cell>
          <table:table-cell office:value-type="float" office:value="248.8125" calcext:value-type="float">
            <text:p>248.8125</text:p>
          </table:table-cell>
          <table:table-cell office:value-type="float" office:value="118.03125" calcext:value-type="float">
            <text:p>118.03125</text:p>
          </table:table-cell>
          <table:table-cell office:value-type="float" office:value="241.75" calcext:value-type="float">
            <text:p>241.75</text:p>
          </table:table-cell>
          <table:table-cell office:value-type="float" office:value="123.71875" calcext:value-type="float">
            <text:p>123.71875</text:p>
          </table:table-cell>
          <table:table-cell office:value-type="float" office:value="166.8125" calcext:value-type="float">
            <text:p>166.8125</text:p>
          </table:table-cell>
          <table:table-cell office:value-type="float" office:value="397.421875" calcext:value-type="float">
            <text:p>397.421875</text:p>
          </table:table-cell>
          <table:table-cell office:value-type="float" office:value="230.609375" calcext:value-type="float">
            <text:p>230.609375</text:p>
          </table:table-cell>
          <table:table-cell office:value-type="float" office:value="186.265625" calcext:value-type="float">
            <text:p>186.265625</text:p>
          </table:table-cell>
          <table:table-cell office:value-type="float" office:value="71.53125" calcext:value-type="float">
            <text:p>71.53125</text:p>
          </table:table-cell>
          <table:table-cell office:value-type="float" office:value="367.125" calcext:value-type="float">
            <text:p>367.125</text:p>
          </table:table-cell>
          <table:table-cell office:value-type="float" office:value="295.59375" calcext:value-type="float">
            <text:p>295.59375</text:p>
          </table:table-cell>
          <table:table-cell office:value-type="float" office:value="176.4375" calcext:value-type="float">
            <text:p>176.4375</text:p>
          </table:table-cell>
          <table:table-cell office:value-type="float" office:value="328.71875" calcext:value-type="float">
            <text:p>328.71875</text:p>
          </table:table-cell>
          <table:table-cell office:value-type="float" office:value="152.28125" calcext:value-type="float">
            <text:p>152.28125</text:p>
          </table:table-cell>
          <table:table-cell office:value-type="float" office:value="143.53125" calcext:value-type="float">
            <text:p>143.53125</text:p>
          </table:table-cell>
          <table:table-cell office:value-type="float" office:value="290.375" calcext:value-type="float">
            <text:p>290.375</text:p>
          </table:table-cell>
          <table:table-cell office:value-type="float" office:value="146.84375" calcext:value-type="float">
            <text:p>146.84375</text:p>
          </table:table-cell>
          <table:table-cell office:value-type="float" office:value="223.9375" calcext:value-type="float">
            <text:p>223.9375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2.71875" calcext:value-type="float">
            <text:p>162.71875</text:p>
          </table:table-cell>
          <table:table-cell office:value-type="float" office:value="474.84375" calcext:value-type="float">
            <text:p>474.84375</text:p>
          </table:table-cell>
          <table:table-cell office:value-type="float" office:value="312.125" calcext:value-type="float">
            <text:p>312.125</text:p>
          </table:table-cell>
          <table:table-cell office:value-type="float" office:value="117.21875" calcext:value-type="float">
            <text:p>117.21875</text:p>
          </table:table-cell>
          <table:table-cell office:value-type="float" office:value="247.8125" calcext:value-type="float">
            <text:p>247.8125</text:p>
          </table:table-cell>
          <table:table-cell office:value-type="float" office:value="130.59375" calcext:value-type="float">
            <text:p>130.59375</text:p>
          </table:table-cell>
          <table:table-cell office:value-type="float" office:value="133.109375" calcext:value-type="float">
            <text:p>133.109375</text:p>
          </table:table-cell>
          <table:table-cell office:value-type="float" office:value="421.21875" calcext:value-type="float">
            <text:p>421.21875</text:p>
          </table:table-cell>
          <table:table-cell office:value-type="float" office:value="288.109375" calcext:value-type="float">
            <text:p>288.109375</text:p>
          </table:table-cell>
          <table:table-cell office:value-type="float" office:value="221.359375" calcext:value-type="float">
            <text:p>221.359375</text:p>
          </table:table-cell>
          <table:table-cell office:value-type="float" office:value="219.0625" calcext:value-type="float">
            <text:p>219.0625</text:p>
          </table:table-cell>
          <table:table-cell office:value-type="float" office:value="449.25" calcext:value-type="float">
            <text:p>449.25</text:p>
          </table:table-cell>
          <table:table-cell office:value-type="float" office:value="230.1875" calcext:value-type="float">
            <text:p>230.1875</text:p>
          </table:table-cell>
          <table:table-cell office:value-type="float" office:value="230.40625" calcext:value-type="float">
            <text:p>230.40625</text:p>
          </table:table-cell>
          <table:table-cell office:value-type="float" office:value="328.15625" calcext:value-type="float">
            <text:p>328.15625</text:p>
          </table:table-cell>
          <table:table-cell office:value-type="float" office:value="97.75" calcext:value-type="float">
            <text:p>97.75</text:p>
          </table:table-cell>
          <table:table-cell office:value-type="float" office:value="175" calcext:value-type="float">
            <text:p>175</text:p>
          </table:table-cell>
          <table:table-cell office:value-type="float" office:value="353.71875" calcext:value-type="float">
            <text:p>353.71875</text:p>
          </table:table-cell>
          <table:table-cell office:value-type="float" office:value="178.71875" calcext:value-type="float">
            <text:p>178.71875</text:p>
          </table:table-cell>
          <table:table-cell office:value-type="float" office:value="163.96875" calcext:value-type="float">
            <text:p>163.96875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8.46875" calcext:value-type="float">
            <text:p>138.46875</text:p>
          </table:table-cell>
          <table:table-cell office:value-type="float" office:value="480.09375" calcext:value-type="float">
            <text:p>480.09375</text:p>
          </table:table-cell>
          <table:table-cell office:value-type="float" office:value="341.625" calcext:value-type="float">
            <text:p>341.625</text:p>
          </table:table-cell>
          <table:table-cell office:value-type="float" office:value="145.59375" calcext:value-type="float">
            <text:p>145.59375</text:p>
          </table:table-cell>
          <table:table-cell office:value-type="float" office:value="224.53125" calcext:value-type="float">
            <text:p>224.53125</text:p>
          </table:table-cell>
          <table:table-cell office:value-type="float" office:value="78.9375" calcext:value-type="float">
            <text:p>78.9375</text:p>
          </table:table-cell>
          <table:table-cell office:value-type="float" office:value="136.375" calcext:value-type="float">
            <text:p>136.375</text:p>
          </table:table-cell>
          <table:table-cell office:value-type="float" office:value="431.203125" calcext:value-type="float">
            <text:p>431.203125</text:p>
          </table:table-cell>
          <table:table-cell office:value-type="float" office:value="294.828125" calcext:value-type="float">
            <text:p>294.828125</text:p>
          </table:table-cell>
          <table:table-cell office:value-type="float" office:value="210.28125" calcext:value-type="float">
            <text:p>210.28125</text:p>
          </table:table-cell>
          <table:table-cell office:value-type="float" office:value="146.5" calcext:value-type="float">
            <text:p>146.5</text:p>
          </table:table-cell>
          <table:table-cell office:value-type="float" office:value="438.5" calcext:value-type="float">
            <text:p>438.5</text:p>
          </table:table-cell>
          <table:table-cell office:value-type="float" office:value="292" calcext:value-type="float">
            <text:p>292</text:p>
          </table:table-cell>
          <table:table-cell office:value-type="float" office:value="149.84375" calcext:value-type="float">
            <text:p>149.84375</text:p>
          </table:table-cell>
          <table:table-cell office:value-type="float" office:value="320.46875" calcext:value-type="float">
            <text:p>320.46875</text:p>
          </table:table-cell>
          <table:table-cell office:value-type="float" office:value="170.625" calcext:value-type="float">
            <text:p>170.625</text:p>
          </table:table-cell>
          <table:table-cell office:value-type="float" office:value="111.78125" calcext:value-type="float">
            <text:p>111.78125</text:p>
          </table:table-cell>
          <table:table-cell office:value-type="float" office:value="307.9375" calcext:value-type="float">
            <text:p>307.9375</text:p>
          </table:table-cell>
          <table:table-cell office:value-type="float" office:value="196.15625" calcext:value-type="float">
            <text:p>196.15625</text:p>
          </table:table-cell>
          <table:table-cell office:value-type="float" office:value="231.3125" calcext:value-type="float">
            <text:p>231.3125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.875" calcext:value-type="float">
            <text:p>147.875</text:p>
          </table:table-cell>
          <table:table-cell office:value-type="float" office:value="444.9375" calcext:value-type="float">
            <text:p>444.9375</text:p>
          </table:table-cell>
          <table:table-cell office:value-type="float" office:value="297.0625" calcext:value-type="float">
            <text:p>297.0625</text:p>
          </table:table-cell>
          <table:table-cell office:value-type="float" office:value="181.25" calcext:value-type="float">
            <text:p>181.25</text:p>
          </table:table-cell>
          <table:table-cell office:value-type="float" office:value="228.40625" calcext:value-type="float">
            <text:p>228.40625</text:p>
          </table:table-cell>
          <table:table-cell office:value-type="float" office:value="47.15625" calcext:value-type="float">
            <text:p>47.15625</text:p>
          </table:table-cell>
          <table:table-cell office:value-type="float" office:value="131.3125" calcext:value-type="float">
            <text:p>131.3125</text:p>
          </table:table-cell>
          <table:table-cell office:value-type="float" office:value="420.96875" calcext:value-type="float">
            <text:p>420.96875</text:p>
          </table:table-cell>
          <table:table-cell office:value-type="float" office:value="289.65625" calcext:value-type="float">
            <text:p>289.65625</text:p>
          </table:table-cell>
          <table:table-cell office:value-type="float" office:value="172.109375" calcext:value-type="float">
            <text:p>172.109375</text:p>
          </table:table-cell>
          <table:table-cell office:value-type="float" office:value="118.78125" calcext:value-type="float">
            <text:p>118.78125</text:p>
          </table:table-cell>
          <table:table-cell office:value-type="float" office:value="484.1875" calcext:value-type="float">
            <text:p>484.1875</text:p>
          </table:table-cell>
          <table:table-cell office:value-type="float" office:value="365.40625" calcext:value-type="float">
            <text:p>365.40625</text:p>
          </table:table-cell>
          <table:table-cell office:value-type="float" office:value="174.34375" calcext:value-type="float">
            <text:p>174.34375</text:p>
          </table:table-cell>
          <table:table-cell office:value-type="float" office:value="285.4375" calcext:value-type="float">
            <text:p>285.4375</text:p>
          </table:table-cell>
          <table:table-cell office:value-type="float" office:value="111.09375" calcext:value-type="float">
            <text:p>111.09375</text:p>
          </table:table-cell>
          <table:table-cell office:value-type="float" office:value="161.171875" calcext:value-type="float">
            <text:p>161.171875</text:p>
          </table:table-cell>
          <table:table-cell office:value-type="float" office:value="340.109375" calcext:value-type="float">
            <text:p>340.109375</text:p>
          </table:table-cell>
          <table:table-cell office:value-type="float" office:value="178.9375" calcext:value-type="float">
            <text:p>178.9375</text:p>
          </table:table-cell>
          <table:table-cell office:value-type="float" office:value="238.25" calcext:value-type="float">
            <text:p>238.25</text:p>
          </table:table-cell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7.4375" calcext:value-type="float">
            <text:p>217.4375</text:p>
          </table:table-cell>
          <table:table-cell office:value-type="float" office:value="432.71875" calcext:value-type="float">
            <text:p>432.71875</text:p>
          </table:table-cell>
          <table:table-cell office:value-type="float" office:value="215.28125" calcext:value-type="float">
            <text:p>215.28125</text:p>
          </table:table-cell>
          <table:table-cell office:value-type="float" office:value="143.25" calcext:value-type="float">
            <text:p>143.25</text:p>
          </table:table-cell>
          <table:table-cell office:value-type="float" office:value="317.09375" calcext:value-type="float">
            <text:p>317.09375</text:p>
          </table:table-cell>
          <table:table-cell office:value-type="float" office:value="173.84375" calcext:value-type="float">
            <text:p>173.84375</text:p>
          </table:table-cell>
          <table:table-cell office:value-type="float" office:value="152.90625" calcext:value-type="float">
            <text:p>152.90625</text:p>
          </table:table-cell>
          <table:table-cell office:value-type="float" office:value="439.375" calcext:value-type="float">
            <text:p>439.375</text:p>
          </table:table-cell>
          <table:table-cell office:value-type="float" office:value="286.46875" calcext:value-type="float">
            <text:p>286.46875</text:p>
          </table:table-cell>
          <table:table-cell office:value-type="float" office:value="194.5625" calcext:value-type="float">
            <text:p>194.5625</text:p>
          </table:table-cell>
          <table:table-cell office:value-type="float" office:value="239.90625" calcext:value-type="float">
            <text:p>239.90625</text:p>
          </table:table-cell>
          <table:table-cell office:value-type="float" office:value="462.53125" calcext:value-type="float">
            <text:p>462.53125</text:p>
          </table:table-cell>
          <table:table-cell office:value-type="float" office:value="222.625" calcext:value-type="float">
            <text:p>222.625</text:p>
          </table:table-cell>
          <table:table-cell office:value-type="float" office:value="134.375" calcext:value-type="float">
            <text:p>134.375</text:p>
          </table:table-cell>
          <table:table-cell office:value-type="float" office:value="292.96875" calcext:value-type="float">
            <text:p>292.96875</text:p>
          </table:table-cell>
          <table:table-cell office:value-type="float" office:value="158.59375" calcext:value-type="float">
            <text:p>158.59375</text:p>
          </table:table-cell>
          <table:table-cell office:value-type="float" office:value="208.796875" calcext:value-type="float">
            <text:p>208.796875</text:p>
          </table:table-cell>
          <table:table-cell office:value-type="float" office:value="343.703125" calcext:value-type="float">
            <text:p>343.703125</text:p>
          </table:table-cell>
          <table:table-cell office:value-type="float" office:value="134.90625" calcext:value-type="float">
            <text:p>134.90625</text:p>
          </table:table-cell>
          <table:table-cell office:value-type="float" office:value="190.609375" calcext:value-type="float">
            <text:p>190.609375</text:p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9.6875" calcext:value-type="float">
            <text:p>219.6875</text:p>
          </table:table-cell>
          <table:table-cell office:value-type="float" office:value="424.9375" calcext:value-type="float">
            <text:p>424.9375</text:p>
          </table:table-cell>
          <table:table-cell office:value-type="float" office:value="205.25" calcext:value-type="float">
            <text:p>205.25</text:p>
          </table:table-cell>
          <table:table-cell office:value-type="float" office:value="124.59375" calcext:value-type="float">
            <text:p>124.59375</text:p>
          </table:table-cell>
          <table:table-cell office:value-type="float" office:value="234.40625" calcext:value-type="float">
            <text:p>234.40625</text:p>
          </table:table-cell>
          <table:table-cell office:value-type="float" office:value="109.8125" calcext:value-type="float">
            <text:p>109.8125</text:p>
          </table:table-cell>
          <table:table-cell office:value-type="float" office:value="123.890625" calcext:value-type="float">
            <text:p>123.890625</text:p>
          </table:table-cell>
          <table:table-cell office:value-type="float" office:value="461.125" calcext:value-type="float">
            <text:p>461.125</text:p>
          </table:table-cell>
          <table:table-cell office:value-type="float" office:value="337.234375" calcext:value-type="float">
            <text:p>337.234375</text:p>
          </table:table-cell>
          <table:table-cell office:value-type="float" office:value="157.53125" calcext:value-type="float">
            <text:p>157.53125</text:p>
          </table:table-cell>
          <table:table-cell office:value-type="float" office:value="113.375" calcext:value-type="float">
            <text:p>113.375</text:p>
          </table:table-cell>
          <table:table-cell office:value-type="float" office:value="457.40625" calcext:value-type="float">
            <text:p>457.40625</text:p>
          </table:table-cell>
          <table:table-cell office:value-type="float" office:value="344.03125" calcext:value-type="float">
            <text:p>344.03125</text:p>
          </table:table-cell>
          <table:table-cell office:value-type="float" office:value="76" calcext:value-type="float">
            <text:p>76</text:p>
          </table:table-cell>
          <table:table-cell office:value-type="float" office:value="293.6875" calcext:value-type="float">
            <text:p>293.6875</text:p>
          </table:table-cell>
          <table:table-cell office:value-type="float" office:value="217.6875" calcext:value-type="float">
            <text:p>217.6875</text:p>
          </table:table-cell>
          <table:table-cell office:value-type="float" office:value="124.703125" calcext:value-type="float">
            <text:p>124.703125</text:p>
          </table:table-cell>
          <table:table-cell office:value-type="float" office:value="260.609375" calcext:value-type="float">
            <text:p>260.609375</text:p>
          </table:table-cell>
          <table:table-cell office:value-type="float" office:value="135.90625" calcext:value-type="float">
            <text:p>135.90625</text:p>
          </table:table-cell>
          <table:table-cell office:value-type="float" office:value="280.859375" calcext:value-type="float">
            <text:p>280.859375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9.625" calcext:value-type="float">
            <text:p>199.625</text:p>
          </table:table-cell>
          <table:table-cell office:value-type="float" office:value="421.6875" calcext:value-type="float">
            <text:p>421.6875</text:p>
          </table:table-cell>
          <table:table-cell office:value-type="float" office:value="222.0625" calcext:value-type="float">
            <text:p>222.0625</text:p>
          </table:table-cell>
          <table:table-cell office:value-type="float" office:value="122.8125" calcext:value-type="float">
            <text:p>122.8125</text:p>
          </table:table-cell>
          <table:table-cell office:value-type="float" office:value="170" calcext:value-type="float">
            <text:p>170</text:p>
          </table:table-cell>
          <table:table-cell office:value-type="float" office:value="47.1875" calcext:value-type="float">
            <text:p>47.1875</text:p>
          </table:table-cell>
          <table:table-cell office:value-type="float" office:value="118.203125" calcext:value-type="float">
            <text:p>118.203125</text:p>
          </table:table-cell>
          <table:table-cell office:value-type="float" office:value="415.8125" calcext:value-type="float">
            <text:p>415.8125</text:p>
          </table:table-cell>
          <table:table-cell office:value-type="float" office:value="297.609375" calcext:value-type="float">
            <text:p>297.609375</text:p>
          </table:table-cell>
          <table:table-cell office:value-type="float" office:value="134.625" calcext:value-type="float">
            <text:p>134.625</text:p>
          </table:table-cell>
          <table:table-cell office:value-type="float" office:value="71.71875" calcext:value-type="float">
            <text:p>71.71875</text:p>
          </table:table-cell>
          <table:table-cell office:value-type="float" office:value="382.71875" calcext:value-type="float">
            <text:p>382.71875</text:p>
          </table:table-cell>
          <table:table-cell office:value-type="float" office:value="311" calcext:value-type="float">
            <text:p>311</text:p>
          </table:table-cell>
          <table:table-cell office:value-type="float" office:value="139.625" calcext:value-type="float">
            <text:p>139.625</text:p>
          </table:table-cell>
          <table:table-cell office:value-type="float" office:value="288.8125" calcext:value-type="float">
            <text:p>288.8125</text:p>
          </table:table-cell>
          <table:table-cell office:value-type="float" office:value="149.1875" calcext:value-type="float">
            <text:p>149.1875</text:p>
          </table:table-cell>
          <table:table-cell office:value-type="float" office:value="123.359375" calcext:value-type="float">
            <text:p>123.359375</text:p>
          </table:table-cell>
          <table:table-cell office:value-type="float" office:value="298.46875" calcext:value-type="float">
            <text:p>298.46875</text:p>
          </table:table-cell>
          <table:table-cell office:value-type="float" office:value="175.109375" calcext:value-type="float">
            <text:p>175.109375</text:p>
          </table:table-cell>
          <table:table-cell office:value-type="float" office:value="230.09375" calcext:value-type="float">
            <text:p>230.09375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03125" calcext:value-type="float">
            <text:p>84.03125</text:p>
          </table:table-cell>
          <table:table-cell office:value-type="float" office:value="366.6875" calcext:value-type="float">
            <text:p>366.6875</text:p>
          </table:table-cell>
          <table:table-cell office:value-type="float" office:value="282.65625" calcext:value-type="float">
            <text:p>282.65625</text:p>
          </table:table-cell>
          <table:table-cell office:value-type="float" office:value="83.28125" calcext:value-type="float">
            <text:p>83.28125</text:p>
          </table:table-cell>
          <table:table-cell office:value-type="float" office:value="146.15625" calcext:value-type="float">
            <text:p>146.15625</text:p>
          </table:table-cell>
          <table:table-cell office:value-type="float" office:value="62.875" calcext:value-type="float">
            <text:p>62.875</text:p>
          </table:table-cell>
          <table:table-cell office:value-type="float" office:value="68.640625" calcext:value-type="float">
            <text:p>68.640625</text:p>
          </table:table-cell>
          <table:table-cell office:value-type="float" office:value="373.671875" calcext:value-type="float">
            <text:p>373.671875</text:p>
          </table:table-cell>
          <table:table-cell office:value-type="float" office:value="305.03125" calcext:value-type="float">
            <text:p>305.03125</text:p>
          </table:table-cell>
          <table:table-cell office:value-type="float" office:value="172.765625" calcext:value-type="float">
            <text:p>172.765625</text:p>
          </table:table-cell>
          <table:table-cell office:value-type="float" office:value="78.9375" calcext:value-type="float">
            <text:p>78.9375</text:p>
          </table:table-cell>
          <table:table-cell office:value-type="float" office:value="324.6875" calcext:value-type="float">
            <text:p>324.6875</text:p>
          </table:table-cell>
          <table:table-cell office:value-type="float" office:value="245.75" calcext:value-type="float">
            <text:p>245.75</text:p>
          </table:table-cell>
          <table:table-cell office:value-type="float" office:value="78.28125" calcext:value-type="float">
            <text:p>78.28125</text:p>
          </table:table-cell>
          <table:table-cell office:value-type="float" office:value="245.15625" calcext:value-type="float">
            <text:p>245.15625</text:p>
          </table:table-cell>
          <table:table-cell office:value-type="float" office:value="166.875" calcext:value-type="float">
            <text:p>166.875</text:p>
          </table:table-cell>
          <table:table-cell office:value-type="float" office:value="77.1875" calcext:value-type="float">
            <text:p>77.1875</text:p>
          </table:table-cell>
          <table:table-cell office:value-type="float" office:value="248.234375" calcext:value-type="float">
            <text:p>248.234375</text:p>
          </table:table-cell>
          <table:table-cell office:value-type="float" office:value="171.046875" calcext:value-type="float">
            <text:p>171.046875</text:p>
          </table:table-cell>
          <table:table-cell office:value-type="float" office:value="206.3125" calcext:value-type="float">
            <text:p>206.3125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.46875" calcext:value-type="float">
            <text:p>123.46875</text:p>
          </table:table-cell>
          <table:table-cell office:value-type="float" office:value="408.875" calcext:value-type="float">
            <text:p>408.875</text:p>
          </table:table-cell>
          <table:table-cell office:value-type="float" office:value="285.40625" calcext:value-type="float">
            <text:p>285.40625</text:p>
          </table:table-cell>
          <table:table-cell office:value-type="float" office:value="155.78125" calcext:value-type="float">
            <text:p>155.78125</text:p>
          </table:table-cell>
          <table:table-cell office:value-type="float" office:value="231.1875" calcext:value-type="float">
            <text:p>231.1875</text:p>
          </table:table-cell>
          <table:table-cell office:value-type="float" office:value="75.40625" calcext:value-type="float">
            <text:p>75.40625</text:p>
          </table:table-cell>
          <table:table-cell office:value-type="float" office:value="120.328125" calcext:value-type="float">
            <text:p>120.328125</text:p>
          </table:table-cell>
          <table:table-cell office:value-type="float" office:value="397.65625" calcext:value-type="float">
            <text:p>397.65625</text:p>
          </table:table-cell>
          <table:table-cell office:value-type="float" office:value="277.328125" calcext:value-type="float">
            <text:p>277.328125</text:p>
          </table:table-cell>
          <table:table-cell office:value-type="float" office:value="180.40625" calcext:value-type="float">
            <text:p>180.40625</text:p>
          </table:table-cell>
          <table:table-cell office:value-type="float" office:value="153.8125" calcext:value-type="float">
            <text:p>153.8125</text:p>
          </table:table-cell>
          <table:table-cell office:value-type="float" office:value="426" calcext:value-type="float">
            <text:p>426</text:p>
          </table:table-cell>
          <table:table-cell office:value-type="float" office:value="272.1875" calcext:value-type="float">
            <text:p>272.1875</text:p>
          </table:table-cell>
          <table:table-cell office:value-type="float" office:value="113.5" calcext:value-type="float">
            <text:p>113.5</text:p>
          </table:table-cell>
          <table:table-cell office:value-type="float" office:value="294.09375" calcext:value-type="float">
            <text:p>294.09375</text:p>
          </table:table-cell>
          <table:table-cell office:value-type="float" office:value="180.59375" calcext:value-type="float">
            <text:p>180.59375</text:p>
          </table:table-cell>
          <table:table-cell office:value-type="float" office:value="161.078125" calcext:value-type="float">
            <text:p>161.078125</text:p>
          </table:table-cell>
          <table:table-cell office:value-type="float" office:value="333.859375" calcext:value-type="float">
            <text:p>333.859375</text:p>
          </table:table-cell>
          <table:table-cell office:value-type="float" office:value="172.78125" calcext:value-type="float">
            <text:p>172.78125</text:p>
          </table:table-cell>
          <table:table-cell office:value-type="float" office:value="226.390625" calcext:value-type="float">
            <text:p>226.390625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9.6875" calcext:value-type="float">
            <text:p>149.6875</text:p>
          </table:table-cell>
          <table:table-cell office:value-type="float" office:value="468.71875" calcext:value-type="float">
            <text:p>468.71875</text:p>
          </table:table-cell>
          <table:table-cell office:value-type="float" office:value="319.03125" calcext:value-type="float">
            <text:p>319.03125</text:p>
          </table:table-cell>
          <table:table-cell office:value-type="float" office:value="89.875" calcext:value-type="float">
            <text:p>89.875</text:p>
          </table:table-cell>
          <table:table-cell office:value-type="float" office:value="235.53125" calcext:value-type="float">
            <text:p>235.53125</text:p>
          </table:table-cell>
          <table:table-cell office:value-type="float" office:value="145.65625" calcext:value-type="float">
            <text:p>145.65625</text:p>
          </table:table-cell>
          <table:table-cell office:value-type="float" office:value="115.59375" calcext:value-type="float">
            <text:p>115.59375</text:p>
          </table:table-cell>
          <table:table-cell office:value-type="float" office:value="437.578125" calcext:value-type="float">
            <text:p>437.578125</text:p>
          </table:table-cell>
          <table:table-cell office:value-type="float" office:value="321.984375" calcext:value-type="float">
            <text:p>321.984375</text:p>
          </table:table-cell>
          <table:table-cell office:value-type="float" office:value="232.34375" calcext:value-type="float">
            <text:p>232.34375</text:p>
          </table:table-cell>
          <table:table-cell office:value-type="float" office:value="107.40625" calcext:value-type="float">
            <text:p>107.40625</text:p>
          </table:table-cell>
          <table:table-cell office:value-type="float" office:value="421.59375" calcext:value-type="float">
            <text:p>421.59375</text:p>
          </table:table-cell>
          <table:table-cell office:value-type="float" office:value="314.1875" calcext:value-type="float">
            <text:p>314.1875</text:p>
          </table:table-cell>
          <table:table-cell office:value-type="float" office:value="155.25" calcext:value-type="float">
            <text:p>155.25</text:p>
          </table:table-cell>
          <table:table-cell office:value-type="float" office:value="265.1875" calcext:value-type="float">
            <text:p>265.1875</text:p>
          </table:table-cell>
          <table:table-cell office:value-type="float" office:value="109.9375" calcext:value-type="float">
            <text:p>109.9375</text:p>
          </table:table-cell>
          <table:table-cell office:value-type="float" office:value="124.546875" calcext:value-type="float">
            <text:p>124.546875</text:p>
          </table:table-cell>
          <table:table-cell office:value-type="float" office:value="343.078125" calcext:value-type="float">
            <text:p>343.078125</text:p>
          </table:table-cell>
          <table:table-cell office:value-type="float" office:value="218.53125" calcext:value-type="float">
            <text:p>218.53125</text:p>
          </table:table-cell>
          <table:table-cell office:value-type="float" office:value="212.0625" calcext:value-type="float">
            <text:p>212.0625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75" calcext:value-type="float">
            <text:p>99.75</text:p>
          </table:table-cell>
          <table:table-cell office:value-type="float" office:value="415.8125" calcext:value-type="float">
            <text:p>415.8125</text:p>
          </table:table-cell>
          <table:table-cell office:value-type="float" office:value="316.0625" calcext:value-type="float">
            <text:p>316.0625</text:p>
          </table:table-cell>
          <table:table-cell office:value-type="float" office:value="89.75" calcext:value-type="float">
            <text:p>89.75</text:p>
          </table:table-cell>
          <table:table-cell office:value-type="float" office:value="169.09375" calcext:value-type="float">
            <text:p>169.09375</text:p>
          </table:table-cell>
          <table:table-cell office:value-type="float" office:value="79.34375" calcext:value-type="float">
            <text:p>79.34375</text:p>
          </table:table-cell>
          <table:table-cell office:value-type="float" office:value="113.09375" calcext:value-type="float">
            <text:p>113.09375</text:p>
          </table:table-cell>
          <table:table-cell office:value-type="float" office:value="427.078125" calcext:value-type="float">
            <text:p>427.078125</text:p>
          </table:table-cell>
          <table:table-cell office:value-type="float" office:value="313.984375" calcext:value-type="float">
            <text:p>313.984375</text:p>
          </table:table-cell>
          <table:table-cell office:value-type="float" office:value="197.703125" calcext:value-type="float">
            <text:p>197.703125</text:p>
          </table:table-cell>
          <table:table-cell office:value-type="float" office:value="80.9375" calcext:value-type="float">
            <text:p>80.9375</text:p>
          </table:table-cell>
          <table:table-cell office:value-type="float" office:value="382.3125" calcext:value-type="float">
            <text:p>382.3125</text:p>
          </table:table-cell>
          <table:table-cell office:value-type="float" office:value="301.375" calcext:value-type="float">
            <text:p>301.375</text:p>
          </table:table-cell>
          <table:table-cell office:value-type="float" office:value="129" calcext:value-type="float">
            <text:p>129</text:p>
          </table:table-cell>
          <table:table-cell office:value-type="float" office:value="345.15625" calcext:value-type="float">
            <text:p>345.15625</text:p>
          </table:table-cell>
          <table:table-cell office:value-type="float" office:value="216.15625" calcext:value-type="float">
            <text:p>216.15625</text:p>
          </table:table-cell>
          <table:table-cell office:value-type="float" office:value="96.109375" calcext:value-type="float">
            <text:p>96.109375</text:p>
          </table:table-cell>
          <table:table-cell office:value-type="float" office:value="265.296875" calcext:value-type="float">
            <text:p>265.296875</text:p>
          </table:table-cell>
          <table:table-cell office:value-type="float" office:value="169.1875" calcext:value-type="float">
            <text:p>169.1875</text:p>
          </table:table-cell>
          <table:table-cell office:value-type="float" office:value="258.765625" calcext:value-type="float">
            <text:p>258.765625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.375" calcext:value-type="float">
            <text:p>144.375</text:p>
          </table:table-cell>
          <table:table-cell office:value-type="float" office:value="428.4375" calcext:value-type="float">
            <text:p>428.4375</text:p>
          </table:table-cell>
          <table:table-cell office:value-type="float" office:value="284.0625" calcext:value-type="float">
            <text:p>284.0625</text:p>
          </table:table-cell>
          <table:table-cell office:value-type="float" office:value="203.15625" calcext:value-type="float">
            <text:p>203.15625</text:p>
          </table:table-cell>
          <table:table-cell office:value-type="float" office:value="269.375" calcext:value-type="float">
            <text:p>269.375</text:p>
          </table:table-cell>
          <table:table-cell office:value-type="float" office:value="66.21875" calcext:value-type="float">
            <text:p>66.21875</text:p>
          </table:table-cell>
          <table:table-cell office:value-type="float" office:value="104.875" calcext:value-type="float">
            <text:p>104.875</text:p>
          </table:table-cell>
          <table:table-cell office:value-type="float" office:value="451.375" calcext:value-type="float">
            <text:p>451.375</text:p>
          </table:table-cell>
          <table:table-cell office:value-type="float" office:value="346.5" calcext:value-type="float">
            <text:p>346.5</text:p>
          </table:table-cell>
          <table:table-cell office:value-type="float" office:value="175.140625" calcext:value-type="float">
            <text:p>175.140625</text:p>
          </table:table-cell>
          <table:table-cell office:value-type="float" office:value="148.53125" calcext:value-type="float">
            <text:p>148.53125</text:p>
          </table:table-cell>
          <table:table-cell office:value-type="float" office:value="477.59375" calcext:value-type="float">
            <text:p>477.59375</text:p>
          </table:table-cell>
          <table:table-cell office:value-type="float" office:value="329.0625" calcext:value-type="float">
            <text:p>329.0625</text:p>
          </table:table-cell>
          <table:table-cell office:value-type="float" office:value="71.53125" calcext:value-type="float">
            <text:p>71.53125</text:p>
          </table:table-cell>
          <table:table-cell office:value-type="float" office:value="299.1875" calcext:value-type="float">
            <text:p>299.1875</text:p>
          </table:table-cell>
          <table:table-cell office:value-type="float" office:value="227.65625" calcext:value-type="float">
            <text:p>227.65625</text:p>
          </table:table-cell>
          <table:table-cell office:value-type="float" office:value="153.3125" calcext:value-type="float">
            <text:p>153.3125</text:p>
          </table:table-cell>
          <table:table-cell office:value-type="float" office:value="245.90625" calcext:value-type="float">
            <text:p>245.90625</text:p>
          </table:table-cell>
          <table:table-cell office:value-type="float" office:value="92.59375" calcext:value-type="float">
            <text:p>92.59375</text:p>
          </table:table-cell>
          <table:table-cell office:value-type="float" office:value="278.359375" calcext:value-type="float">
            <text:p>278.359375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8.75" calcext:value-type="float">
            <text:p>128.75</text:p>
          </table:table-cell>
          <table:table-cell office:value-type="float" office:value="424.125" calcext:value-type="float">
            <text:p>424.125</text:p>
          </table:table-cell>
          <table:table-cell office:value-type="float" office:value="295.375" calcext:value-type="float">
            <text:p>295.375</text:p>
          </table:table-cell>
          <table:table-cell office:value-type="float" office:value="116.0625" calcext:value-type="float">
            <text:p>116.0625</text:p>
          </table:table-cell>
          <table:table-cell office:value-type="float" office:value="220.03125" calcext:value-type="float">
            <text:p>220.03125</text:p>
          </table:table-cell>
          <table:table-cell office:value-type="float" office:value="103.96875" calcext:value-type="float">
            <text:p>103.96875</text:p>
          </table:table-cell>
          <table:table-cell office:value-type="float" office:value="83.625" calcext:value-type="float">
            <text:p>83.625</text:p>
          </table:table-cell>
          <table:table-cell office:value-type="float" office:value="441.65625" calcext:value-type="float">
            <text:p>441.65625</text:p>
          </table:table-cell>
          <table:table-cell office:value-type="float" office:value="358.03125" calcext:value-type="float">
            <text:p>358.03125</text:p>
          </table:table-cell>
          <table:table-cell office:value-type="float" office:value="199.671875" calcext:value-type="float">
            <text:p>199.671875</text:p>
          </table:table-cell>
          <table:table-cell office:value-type="float" office:value="129.03125" calcext:value-type="float">
            <text:p>129.03125</text:p>
          </table:table-cell>
          <table:table-cell office:value-type="float" office:value="478.5625" calcext:value-type="float">
            <text:p>478.5625</text:p>
          </table:table-cell>
          <table:table-cell office:value-type="float" office:value="349.53125" calcext:value-type="float">
            <text:p>349.53125</text:p>
          </table:table-cell>
          <table:table-cell office:value-type="float" office:value="97.5" calcext:value-type="float">
            <text:p>97.5</text:p>
          </table:table-cell>
          <table:table-cell office:value-type="float" office:value="354.25" calcext:value-type="float">
            <text:p>354.25</text:p>
          </table:table-cell>
          <table:table-cell office:value-type="float" office:value="256.75" calcext:value-type="float">
            <text:p>256.75</text:p>
          </table:table-cell>
          <table:table-cell office:value-type="float" office:value="111.78125" calcext:value-type="float">
            <text:p>111.78125</text:p>
          </table:table-cell>
          <table:table-cell office:value-type="float" office:value="285.5625" calcext:value-type="float">
            <text:p>285.5625</text:p>
          </table:table-cell>
          <table:table-cell office:value-type="float" office:value="173.78125" calcext:value-type="float">
            <text:p>173.78125</text:p>
          </table:table-cell>
          <table:table-cell office:value-type="float" office:value="303.140625" calcext:value-type="float">
            <text:p>303.140625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6.59375" calcext:value-type="float">
            <text:p>116.59375</text:p>
          </table:table-cell>
          <table:table-cell office:value-type="float" office:value="358.46875" calcext:value-type="float">
            <text:p>358.46875</text:p>
          </table:table-cell>
          <table:table-cell office:value-type="float" office:value="241.875" calcext:value-type="float">
            <text:p>241.875</text:p>
          </table:table-cell>
          <table:table-cell office:value-type="float" office:value="132.1875" calcext:value-type="float">
            <text:p>132.1875</text:p>
          </table:table-cell>
          <table:table-cell office:value-type="float" office:value="184.96875" calcext:value-type="float">
            <text:p>184.96875</text:p>
          </table:table-cell>
          <table:table-cell office:value-type="float" office:value="52.78125" calcext:value-type="float">
            <text:p>52.78125</text:p>
          </table:table-cell>
          <table:table-cell office:value-type="float" office:value="97.65625" calcext:value-type="float">
            <text:p>97.65625</text:p>
          </table:table-cell>
          <table:table-cell office:value-type="float" office:value="381.015625" calcext:value-type="float">
            <text:p>381.015625</text:p>
          </table:table-cell>
          <table:table-cell office:value-type="float" office:value="283.359375" calcext:value-type="float">
            <text:p>283.359375</text:p>
          </table:table-cell>
          <table:table-cell office:value-type="float" office:value="147.328125" calcext:value-type="float">
            <text:p>147.328125</text:p>
          </table:table-cell>
          <table:table-cell office:value-type="float" office:value="101.90625" calcext:value-type="float">
            <text:p>101.90625</text:p>
          </table:table-cell>
          <table:table-cell office:value-type="float" office:value="409.3125" calcext:value-type="float">
            <text:p>409.3125</text:p>
          </table:table-cell>
          <table:table-cell office:value-type="float" office:value="307.40625" calcext:value-type="float">
            <text:p>307.40625</text:p>
          </table:table-cell>
          <table:table-cell office:value-type="float" office:value="185.21875" calcext:value-type="float">
            <text:p>185.21875</text:p>
          </table:table-cell>
          <table:table-cell office:value-type="float" office:value="331.90625" calcext:value-type="float">
            <text:p>331.90625</text:p>
          </table:table-cell>
          <table:table-cell office:value-type="float" office:value="146.6875" calcext:value-type="float">
            <text:p>146.6875</text:p>
          </table:table-cell>
          <table:table-cell office:value-type="float" office:value="118.640625" calcext:value-type="float">
            <text:p>118.640625</text:p>
          </table:table-cell>
          <table:table-cell office:value-type="float" office:value="262.78125" calcext:value-type="float">
            <text:p>262.78125</text:p>
          </table:table-cell>
          <table:table-cell office:value-type="float" office:value="144.140625" calcext:value-type="float">
            <text:p>144.140625</text:p>
          </table:table-cell>
          <table:table-cell office:value-type="float" office:value="227.046875" calcext:value-type="float">
            <text:p>227.046875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.4375" calcext:value-type="float">
            <text:p>205.4375</text:p>
          </table:table-cell>
          <table:table-cell office:value-type="float" office:value="419.84375" calcext:value-type="float">
            <text:p>419.84375</text:p>
          </table:table-cell>
          <table:table-cell office:value-type="float" office:value="214.40625" calcext:value-type="float">
            <text:p>214.40625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office:value-type="float" office:value="155.046875" calcext:value-type="float">
            <text:p>155.046875</text:p>
          </table:table-cell>
          <table:table-cell office:value-type="float" office:value="423.40625" calcext:value-type="float">
            <text:p>423.40625</text:p>
          </table:table-cell>
          <table:table-cell office:value-type="float" office:value="268.359375" calcext:value-type="float">
            <text:p>268.359375</text:p>
          </table:table-cell>
          <table:table-cell office:value-type="float" office:value="125.703125" calcext:value-type="float">
            <text:p>125.703125</text:p>
          </table:table-cell>
          <table:table-cell office:value-type="float" office:value="107.96875" calcext:value-type="float">
            <text:p>107.96875</text:p>
          </table:table-cell>
          <table:table-cell office:value-type="float" office:value="444.125" calcext:value-type="float">
            <text:p>444.125</text:p>
          </table:table-cell>
          <table:table-cell office:value-type="float" office:value="336.15625" calcext:value-type="float">
            <text:p>336.15625</text:p>
          </table:table-cell>
          <table:table-cell office:value-type="float" office:value="228.125" calcext:value-type="float">
            <text:p>228.125</text:p>
          </table:table-cell>
          <table:table-cell office:value-type="float" office:value="294.25" calcext:value-type="float">
            <text:p>294.25</text:p>
          </table:table-cell>
          <table:table-cell office:value-type="float" office:value="66.125" calcext:value-type="float">
            <text:p>66.125</text:p>
          </table:table-cell>
          <table:table-cell office:value-type="float" office:value="173.515625" calcext:value-type="float">
            <text:p>173.515625</text:p>
          </table:table-cell>
          <table:table-cell office:value-type="float" office:value="370.625" calcext:value-type="float">
            <text:p>370.625</text:p>
          </table:table-cell>
          <table:table-cell office:value-type="float" office:value="197.109375" calcext:value-type="float">
            <text:p>197.109375</text:p>
          </table:table-cell>
          <table:table-cell office:value-type="float" office:value="201.140625" calcext:value-type="float">
            <text:p>201.140625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0.5625" calcext:value-type="float">
            <text:p>190.5625</text:p>
          </table:table-cell>
          <table:table-cell office:value-type="float" office:value="389.0625" calcext:value-type="float">
            <text:p>389.0625</text:p>
          </table:table-cell>
          <table:table-cell office:value-type="float" office:value="198.5" calcext:value-type="float">
            <text:p>198.5</text:p>
          </table:table-cell>
          <table:table-cell office:value-type="float" office:value="93.53125" calcext:value-type="float">
            <text:p>93.53125</text:p>
          </table:table-cell>
          <table:table-cell office:value-type="float" office:value="107.75" calcext:value-type="float">
            <text:p>107.75</text:p>
          </table:table-cell>
          <table:table-cell office:value-type="float" office:value="14.21875" calcext:value-type="float">
            <text:p>14.21875</text:p>
          </table:table-cell>
          <table:table-cell office:value-type="float" office:value="210.375" calcext:value-type="float">
            <text:p>210.375</text:p>
          </table:table-cell>
          <table:table-cell office:value-type="float" office:value="414.296875" calcext:value-type="float">
            <text:p>414.296875</text:p>
          </table:table-cell>
          <table:table-cell office:value-type="float" office:value="203.921875" calcext:value-type="float">
            <text:p>203.921875</text:p>
          </table:table-cell>
          <table:table-cell office:value-type="float" office:value="106.359375" calcext:value-type="float">
            <text:p>106.359375</text:p>
          </table:table-cell>
          <table:table-cell office:value-type="float" office:value="185.4375" calcext:value-type="float">
            <text:p>185.4375</text:p>
          </table:table-cell>
          <table:table-cell office:value-type="float" office:value="442.90625" calcext:value-type="float">
            <text:p>442.90625</text:p>
          </table:table-cell>
          <table:table-cell office:value-type="float" office:value="257.46875" calcext:value-type="float">
            <text:p>257.46875</text:p>
          </table:table-cell>
          <table:table-cell office:value-type="float" office:value="182.90625" calcext:value-type="float">
            <text:p>182.90625</text:p>
          </table:table-cell>
          <table:table-cell office:value-type="float" office:value="332.53125" calcext:value-type="float">
            <text:p>332.53125</text:p>
          </table:table-cell>
          <table:table-cell office:value-type="float" office:value="149.625" calcext:value-type="float">
            <text:p>149.625</text:p>
          </table:table-cell>
          <table:table-cell office:value-type="float" office:value="182.890625" calcext:value-type="float">
            <text:p>182.890625</text:p>
          </table:table-cell>
          <table:table-cell office:value-type="float" office:value="366.03125" calcext:value-type="float">
            <text:p>366.03125</text:p>
          </table:table-cell>
          <table:table-cell office:value-type="float" office:value="183.140625" calcext:value-type="float">
            <text:p>183.140625</text:p>
          </table:table-cell>
          <table:table-cell office:value-type="float" office:value="203.546875" calcext:value-type="float">
            <text:p>203.54687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4.5" calcext:value-type="float">
            <text:p>254.5</text:p>
          </table:table-cell>
          <table:table-cell office:value-type="float" office:value="440.71875" calcext:value-type="float">
            <text:p>440.71875</text:p>
          </table:table-cell>
          <table:table-cell office:value-type="float" office:value="186.21875" calcext:value-type="float">
            <text:p>186.21875</text:p>
          </table:table-cell>
          <table:table-cell office:value-type="float" office:value="209.21875" calcext:value-type="float">
            <text:p>209.21875</text:p>
          </table:table-cell>
          <table:table-cell office:value-type="float" office:value="163.3125" calcext:value-type="float">
            <text:p>163.3125</text:p>
          </table:table-cell>
          <table:table-cell office:value-type="float" office:value="-45.90625" calcext:value-type="float">
            <text:p>-45.90625</text:p>
          </table:table-cell>
          <table:table-cell office:value-type="float" office:value="89.65625" calcext:value-type="float">
            <text:p>89.65625</text:p>
          </table:table-cell>
          <table:table-cell office:value-type="float" office:value="427.546875" calcext:value-type="float">
            <text:p>427.546875</text:p>
          </table:table-cell>
          <table:table-cell office:value-type="float" office:value="337.890625" calcext:value-type="float">
            <text:p>337.890625</text:p>
          </table:table-cell>
          <table:table-cell office:value-type="float" office:value="70.15625" calcext:value-type="float">
            <text:p>70.15625</text:p>
          </table:table-cell>
          <table:table-cell office:value-type="float" office:value="160.625" calcext:value-type="float">
            <text:p>160.625</text:p>
          </table:table-cell>
          <table:table-cell office:value-type="float" office:value="421.71875" calcext:value-type="float">
            <text:p>421.71875</text:p>
          </table:table-cell>
          <table:table-cell office:value-type="float" office:value="261.09375" calcext:value-type="float">
            <text:p>261.09375</text:p>
          </table:table-cell>
          <table:table-cell office:value-type="float" office:value="89.09375" calcext:value-type="float">
            <text:p>89.09375</text:p>
          </table:table-cell>
          <table:table-cell office:value-type="float" office:value="309.125" calcext:value-type="float">
            <text:p>309.125</text:p>
          </table:table-cell>
          <table:table-cell office:value-type="float" office:value="220.03125" calcext:value-type="float">
            <text:p>220.03125</text:p>
          </table:table-cell>
          <table:table-cell office:value-type="float" office:value="150.09375" calcext:value-type="float">
            <text:p>150.09375</text:p>
          </table:table-cell>
          <table:table-cell office:value-type="float" office:value="293.875" calcext:value-type="float">
            <text:p>293.875</text:p>
          </table:table-cell>
          <table:table-cell office:value-type="float" office:value="143.78125" calcext:value-type="float">
            <text:p>143.78125</text:p>
          </table:table-cell>
          <table:table-cell office:value-type="float" office:value="240.5625" calcext:value-type="float">
            <text:p>240.5625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9.78125" calcext:value-type="float">
            <text:p>219.78125</text:p>
          </table:table-cell>
          <table:table-cell office:value-type="float" office:value="353.84375" calcext:value-type="float">
            <text:p>353.84375</text:p>
          </table:table-cell>
          <table:table-cell office:value-type="float" office:value="134.0625" calcext:value-type="float">
            <text:p>134.0625</text:p>
          </table:table-cell>
          <table:table-cell office:value-type="float" office:value="118.5" calcext:value-type="float">
            <text:p>118.5</text:p>
          </table:table-cell>
          <table:table-cell office:value-type="float" office:value="214.375" calcext:value-type="float">
            <text:p>214.375</text:p>
          </table:table-cell>
          <table:table-cell office:value-type="float" office:value="95.875" calcext:value-type="float">
            <text:p>95.875</text:p>
          </table:table-cell>
          <table:table-cell office:value-type="float" office:value="124.859375" calcext:value-type="float">
            <text:p>124.859375</text:p>
          </table:table-cell>
          <table:table-cell office:value-type="float" office:value="360" calcext:value-type="float">
            <text:p>360</text:p>
          </table:table-cell>
          <table:table-cell office:value-type="float" office:value="235.140625" calcext:value-type="float">
            <text:p>235.140625</text:p>
          </table:table-cell>
          <table:table-cell office:value-type="float" office:value="114.96875" calcext:value-type="float">
            <text:p>114.96875</text:p>
          </table:table-cell>
          <table:table-cell office:value-type="float" office:value="101.15625" calcext:value-type="float">
            <text:p>101.15625</text:p>
          </table:table-cell>
          <table:table-cell office:value-type="float" office:value="364.25" calcext:value-type="float">
            <text:p>364.25</text:p>
          </table:table-cell>
          <table:table-cell office:value-type="float" office:value="263.09375" calcext:value-type="float">
            <text:p>263.09375</text:p>
          </table:table-cell>
          <table:table-cell office:value-type="float" office:value="243.96875" calcext:value-type="float">
            <text:p>243.96875</text:p>
          </table:table-cell>
          <table:table-cell office:value-type="float" office:value="322.28125" calcext:value-type="float">
            <text:p>322.28125</text:p>
          </table:table-cell>
          <table:table-cell office:value-type="float" office:value="78.3125" calcext:value-type="float">
            <text:p>78.3125</text:p>
          </table:table-cell>
          <table:table-cell office:value-type="float" office:value="170.453125" calcext:value-type="float">
            <text:p>170.453125</text:p>
          </table:table-cell>
          <table:table-cell office:value-type="float" office:value="230.15625" calcext:value-type="float">
            <text:p>230.15625</text:p>
          </table:table-cell>
          <table:table-cell office:value-type="float" office:value="59.703125" calcext:value-type="float">
            <text:p>59.703125</text:p>
          </table:table-cell>
          <table:table-cell office:value-type="float" office:value="170.703125" calcext:value-type="float">
            <text:p>170.703125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.6875" calcext:value-type="float">
            <text:p>202.6875</text:p>
          </table:table-cell>
          <table:table-cell office:value-type="float" office:value="353.59375" calcext:value-type="float">
            <text:p>353.59375</text:p>
          </table:table-cell>
          <table:table-cell office:value-type="float" office:value="150.90625" calcext:value-type="float">
            <text:p>150.90625</text:p>
          </table:table-cell>
          <table:table-cell office:value-type="float" office:value="145.78125" calcext:value-type="float">
            <text:p>145.78125</text:p>
          </table:table-cell>
          <table:table-cell office:value-type="float" office:value="253.46875" calcext:value-type="float">
            <text:p>253.46875</text:p>
          </table:table-cell>
          <table:table-cell office:value-type="float" office:value="107.6875" calcext:value-type="float">
            <text:p>107.6875</text:p>
          </table:table-cell>
          <table:table-cell office:value-type="float" office:value="156.96875" calcext:value-type="float">
            <text:p>156.96875</text:p>
          </table:table-cell>
          <table:table-cell office:value-type="float" office:value="347.359375" calcext:value-type="float">
            <text:p>347.359375</text:p>
          </table:table-cell>
          <table:table-cell office:value-type="float" office:value="190.390625" calcext:value-type="float">
            <text:p>190.390625</text:p>
          </table:table-cell>
          <table:table-cell office:value-type="float" office:value="129.296875" calcext:value-type="float">
            <text:p>129.296875</text:p>
          </table:table-cell>
          <table:table-cell office:value-type="float" office:value="147.9375" calcext:value-type="float">
            <text:p>147.9375</text:p>
          </table:table-cell>
          <table:table-cell office:value-type="float" office:value="385.21875" calcext:value-type="float">
            <text:p>385.21875</text:p>
          </table:table-cell>
          <table:table-cell office:value-type="float" office:value="237.28125" calcext:value-type="float">
            <text:p>237.28125</text:p>
          </table:table-cell>
          <table:table-cell office:value-type="float" office:value="90.03125" calcext:value-type="float">
            <text:p>90.03125</text:p>
          </table:table-cell>
          <table:table-cell office:value-type="float" office:value="260.96875" calcext:value-type="float">
            <text:p>260.96875</text:p>
          </table:table-cell>
          <table:table-cell office:value-type="float" office:value="170.9375" calcext:value-type="float">
            <text:p>170.9375</text:p>
          </table:table-cell>
          <table:table-cell office:value-type="float" office:value="145.75" calcext:value-type="float">
            <text:p>145.75</text:p>
          </table:table-cell>
          <table:table-cell office:value-type="float" office:value="212.5625" calcext:value-type="float">
            <text:p>212.5625</text:p>
          </table:table-cell>
          <table:table-cell office:value-type="float" office:value="66.8125" calcext:value-type="float">
            <text:p>66.8125</text:p>
          </table:table-cell>
          <table:table-cell office:value-type="float" office:value="204.109375" calcext:value-type="float">
            <text:p>204.109375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.5625" calcext:value-type="float">
            <text:p>161.5625</text:p>
          </table:table-cell>
          <table:table-cell office:value-type="float" office:value="343.46875" calcext:value-type="float">
            <text:p>343.46875</text:p>
          </table:table-cell>
          <table:table-cell office:value-type="float" office:value="181.90625" calcext:value-type="float">
            <text:p>181.90625</text:p>
          </table:table-cell>
          <table:table-cell office:value-type="float" office:value="115.6875" calcext:value-type="float">
            <text:p>115.6875</text:p>
          </table:table-cell>
          <table:table-cell office:value-type="float" office:value="183.3125" calcext:value-type="float">
            <text:p>183.3125</text:p>
          </table:table-cell>
          <table:table-cell office:value-type="float" office:value="67.625" calcext:value-type="float">
            <text:p>67.625</text:p>
          </table:table-cell>
          <table:table-cell office:value-type="float" office:value="113.734375" calcext:value-type="float">
            <text:p>113.734375</text:p>
          </table:table-cell>
          <table:table-cell office:value-type="float" office:value="391.890625" calcext:value-type="float">
            <text:p>391.890625</text:p>
          </table:table-cell>
          <table:table-cell office:value-type="float" office:value="278.15625" calcext:value-type="float">
            <text:p>278.15625</text:p>
          </table:table-cell>
          <table:table-cell office:value-type="float" office:value="124.765625" calcext:value-type="float">
            <text:p>124.765625</text:p>
          </table:table-cell>
          <table:table-cell office:value-type="float" office:value="173.09375" calcext:value-type="float">
            <text:p>173.09375</text:p>
          </table:table-cell>
          <table:table-cell office:value-type="float" office:value="414.78125" calcext:value-type="float">
            <text:p>414.78125</text:p>
          </table:table-cell>
          <table:table-cell office:value-type="float" office:value="241.6875" calcext:value-type="float">
            <text:p>241.6875</text:p>
          </table:table-cell>
          <table:table-cell office:value-type="float" office:value="159.375" calcext:value-type="float">
            <text:p>159.375</text:p>
          </table:table-cell>
          <table:table-cell office:value-type="float" office:value="320.84375" calcext:value-type="float">
            <text:p>320.84375</text:p>
          </table:table-cell>
          <table:table-cell office:value-type="float" office:value="161.46875" calcext:value-type="float">
            <text:p>161.46875</text:p>
          </table:table-cell>
          <table:table-cell office:value-type="float" office:value="103.046875" calcext:value-type="float">
            <text:p>103.046875</text:p>
          </table:table-cell>
          <table:table-cell office:value-type="float" office:value="231.625" calcext:value-type="float">
            <text:p>231.625</text:p>
          </table:table-cell>
          <table:table-cell office:value-type="float" office:value="128.578125" calcext:value-type="float">
            <text:p>128.578125</text:p>
          </table:table-cell>
          <table:table-cell office:value-type="float" office:value="201.578125" calcext:value-type="float">
            <text:p>201.578125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.8125" calcext:value-type="float">
            <text:p>93.8125</text:p>
          </table:table-cell>
          <table:table-cell office:value-type="float" office:value="459.34375" calcext:value-type="float">
            <text:p>459.34375</text:p>
          </table:table-cell>
          <table:table-cell office:value-type="float" office:value="365.53125" calcext:value-type="float">
            <text:p>365.53125</text:p>
          </table:table-cell>
          <table:table-cell office:value-type="float" office:value="74" calcext:value-type="float">
            <text:p>74</text:p>
          </table:table-cell>
          <table:table-cell office:value-type="float" office:value="141.71875" calcext:value-type="float">
            <text:p>141.71875</text:p>
          </table:table-cell>
          <table:table-cell office:value-type="float" office:value="67.71875" calcext:value-type="float">
            <text:p>67.71875</text:p>
          </table:table-cell>
          <table:table-cell office:value-type="float" office:value="209.59375" calcext:value-type="float">
            <text:p>209.59375</text:p>
          </table:table-cell>
          <table:table-cell office:value-type="float" office:value="409.9375" calcext:value-type="float">
            <text:p>409.9375</text:p>
          </table:table-cell>
          <table:table-cell office:value-type="float" office:value="200.34375" calcext:value-type="float">
            <text:p>200.34375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91.65625" calcext:value-type="float">
            <text:p>91.65625</text:p>
          </table:table-cell>
          <table:table-cell office:value-type="float" office:value="407.53125" calcext:value-type="float">
            <text:p>407.53125</text:p>
          </table:table-cell>
          <table:table-cell office:value-type="float" office:value="315.875" calcext:value-type="float">
            <text:p>315.875</text:p>
          </table:table-cell>
          <table:table-cell office:value-type="float" office:value="239.25" calcext:value-type="float">
            <text:p>239.25</text:p>
          </table:table-cell>
          <table:table-cell office:value-type="float" office:value="365.90625" calcext:value-type="float">
            <text:p>365.90625</text:p>
          </table:table-cell>
          <table:table-cell office:value-type="float" office:value="126.65625" calcext:value-type="float">
            <text:p>126.65625</text:p>
          </table:table-cell>
          <table:table-cell office:value-type="float" office:value="198.703125" calcext:value-type="float">
            <text:p>198.703125</text:p>
          </table:table-cell>
          <table:table-cell office:value-type="float" office:value="292.171875" calcext:value-type="float">
            <text:p>292.171875</text:p>
          </table:table-cell>
          <table:table-cell office:value-type="float" office:value="93.46875" calcext:value-type="float">
            <text:p>93.46875</text:p>
          </table:table-cell>
          <table:table-cell office:value-type="float" office:value="221.265625" calcext:value-type="float">
            <text:p>221.265625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.65625" calcext:value-type="float">
            <text:p>112.65625</text:p>
          </table:table-cell>
          <table:table-cell office:value-type="float" office:value="346.75" calcext:value-type="float">
            <text:p>346.75</text:p>
          </table:table-cell>
          <table:table-cell office:value-type="float" office:value="234.09375" calcext:value-type="float">
            <text:p>234.09375</text:p>
          </table:table-cell>
          <table:table-cell office:value-type="float" office:value="138.625" calcext:value-type="float">
            <text:p>138.625</text:p>
          </table:table-cell>
          <table:table-cell office:value-type="float" office:value="203.75" calcext:value-type="float">
            <text:p>203.75</text:p>
          </table:table-cell>
          <table:table-cell office:value-type="float" office:value="65.125" calcext:value-type="float">
            <text:p>65.125</text:p>
          </table:table-cell>
          <table:table-cell office:value-type="float" office:value="111.328125" calcext:value-type="float">
            <text:p>111.328125</text:p>
          </table:table-cell>
          <table:table-cell office:value-type="float" office:value="379.84375" calcext:value-type="float">
            <text:p>379.84375</text:p>
          </table:table-cell>
          <table:table-cell office:value-type="float" office:value="268.515625" calcext:value-type="float">
            <text:p>268.515625</text:p>
          </table:table-cell>
          <table:table-cell office:value-type="float" office:value="149.609375" calcext:value-type="float">
            <text:p>149.609375</text:p>
          </table:table-cell>
          <table:table-cell office:value-type="float" office:value="207.09375" calcext:value-type="float">
            <text:p>207.09375</text:p>
          </table:table-cell>
          <table:table-cell office:value-type="float" office:value="373.59375" calcext:value-type="float">
            <text:p>373.59375</text:p>
          </table:table-cell>
          <table:table-cell office:value-type="float" office:value="166.5" calcext:value-type="float">
            <text:p>166.5</text:p>
          </table:table-cell>
          <table:table-cell office:value-type="float" office:value="98.28125" calcext:value-type="float">
            <text:p>98.28125</text:p>
          </table:table-cell>
          <table:table-cell office:value-type="float" office:value="250.9375" calcext:value-type="float">
            <text:p>250.9375</text:p>
          </table:table-cell>
          <table:table-cell office:value-type="float" office:value="152.65625" calcext:value-type="float">
            <text:p>152.65625</text:p>
          </table:table-cell>
          <table:table-cell office:value-type="float" office:value="135.28125" calcext:value-type="float">
            <text:p>135.28125</text:p>
          </table:table-cell>
          <table:table-cell office:value-type="float" office:value="258.171875" calcext:value-type="float">
            <text:p>258.171875</text:p>
          </table:table-cell>
          <table:table-cell office:value-type="float" office:value="122.890625" calcext:value-type="float">
            <text:p>122.890625</text:p>
          </table:table-cell>
          <table:table-cell office:value-type="float" office:value="159.578125" calcext:value-type="float">
            <text:p>159.578125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9.96875" calcext:value-type="float">
            <text:p>209.96875</text:p>
          </table:table-cell>
          <table:table-cell office:value-type="float" office:value="417.21875" calcext:value-type="float">
            <text:p>417.21875</text:p>
          </table:table-cell>
          <table:table-cell office:value-type="float" office:value="207.25" calcext:value-type="float">
            <text:p>207.25</text:p>
          </table:table-cell>
          <table:table-cell office:value-type="float" office:value="131.75" calcext:value-type="float">
            <text:p>131.75</text:p>
          </table:table-cell>
          <table:table-cell office:value-type="float" office:value="158.6875" calcext:value-type="float">
            <text:p>158.6875</text:p>
          </table:table-cell>
          <table:table-cell office:value-type="float" office:value="26.9375" calcext:value-type="float">
            <text:p>26.9375</text:p>
          </table:table-cell>
          <table:table-cell office:value-type="float" office:value="139.015625" calcext:value-type="float">
            <text:p>139.015625</text:p>
          </table:table-cell>
          <table:table-cell office:value-type="float" office:value="349.5625" calcext:value-type="float">
            <text:p>349.5625</text:p>
          </table:table-cell>
          <table:table-cell office:value-type="float" office:value="210.546875" calcext:value-type="float">
            <text:p>210.546875</text:p>
          </table:table-cell>
          <table:table-cell office:value-type="float" office:value="117.09375" calcext:value-type="float">
            <text:p>117.09375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372.46875" calcext:value-type="float">
            <text:p>372.46875</text:p>
          </table:table-cell>
          <table:table-cell office:value-type="float" office:value="257.09375" calcext:value-type="float">
            <text:p>257.09375</text:p>
          </table:table-cell>
          <table:table-cell office:value-type="float" office:value="77.1875" calcext:value-type="float">
            <text:p>77.1875</text:p>
          </table:table-cell>
          <table:table-cell office:value-type="float" office:value="303.53125" calcext:value-type="float">
            <text:p>303.53125</text:p>
          </table:table-cell>
          <table:table-cell office:value-type="float" office:value="226.34375" calcext:value-type="float">
            <text:p>226.34375</text:p>
          </table:table-cell>
          <table:table-cell office:value-type="float" office:value="109.390625" calcext:value-type="float">
            <text:p>109.390625</text:p>
          </table:table-cell>
          <table:table-cell office:value-type="float" office:value="236.328125" calcext:value-type="float">
            <text:p>236.328125</text:p>
          </table:table-cell>
          <table:table-cell office:value-type="float" office:value="126.9375" calcext:value-type="float">
            <text:p>126.9375</text:p>
          </table:table-cell>
          <table:table-cell office:value-type="float" office:value="241.71875" calcext:value-type="float">
            <text:p>241.71875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75" calcext:value-type="float">
            <text:p>99.75</text:p>
          </table:table-cell>
          <table:table-cell office:value-type="float" office:value="427.90625" calcext:value-type="float">
            <text:p>427.90625</text:p>
          </table:table-cell>
          <table:table-cell office:value-type="float" office:value="328.15625" calcext:value-type="float">
            <text:p>328.15625</text:p>
          </table:table-cell>
          <table:table-cell office:value-type="float" office:value="109.40625" calcext:value-type="float">
            <text:p>109.40625</text:p>
          </table:table-cell>
          <table:table-cell office:value-type="float" office:value="143.75" calcext:value-type="float">
            <text:p>143.75</text:p>
          </table:table-cell>
          <table:table-cell office:value-type="float" office:value="34.34375" calcext:value-type="float">
            <text:p>34.34375</text:p>
          </table:table-cell>
          <table:table-cell office:value-type="float" office:value="134.484375" calcext:value-type="float">
            <text:p>134.484375</text:p>
          </table:table-cell>
          <table:table-cell office:value-type="float" office:value="403.640625" calcext:value-type="float">
            <text:p>403.640625</text:p>
          </table:table-cell>
          <table:table-cell office:value-type="float" office:value="269.15625" calcext:value-type="float">
            <text:p>269.15625</text:p>
          </table:table-cell>
          <table:table-cell office:value-type="float" office:value="181.25" calcext:value-type="float">
            <text:p>181.25</text:p>
          </table:table-cell>
          <table:table-cell office:value-type="float" office:value="215.84375" calcext:value-type="float">
            <text:p>215.84375</text:p>
          </table:table-cell>
          <table:table-cell office:value-type="float" office:value="429.5625" calcext:value-type="float">
            <text:p>429.5625</text:p>
          </table:table-cell>
          <table:table-cell office:value-type="float" office:value="213.71875" calcext:value-type="float">
            <text:p>213.71875</text:p>
          </table:table-cell>
          <table:table-cell office:value-type="float" office:value="177" calcext:value-type="float">
            <text:p>177</text:p>
          </table:table-cell>
          <table:table-cell office:value-type="float" office:value="293.375" calcext:value-type="float">
            <text:p>293.375</text:p>
          </table:table-cell>
          <table:table-cell office:value-type="float" office:value="116.375" calcext:value-type="float">
            <text:p>116.375</text:p>
          </table:table-cell>
          <table:table-cell office:value-type="float" office:value="70.671875" calcext:value-type="float">
            <text:p>70.671875</text:p>
          </table:table-cell>
          <table:table-cell office:value-type="float" office:value="220.859375" calcext:value-type="float">
            <text:p>220.859375</text:p>
          </table:table-cell>
          <table:table-cell office:value-type="float" office:value="150.1875" calcext:value-type="float">
            <text:p>150.1875</text:p>
          </table:table-cell>
          <table:table-cell office:value-type="float" office:value="165.046875" calcext:value-type="float">
            <text:p>165.046875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5.78125" calcext:value-type="float">
            <text:p>125.78125</text:p>
          </table:table-cell>
          <table:table-cell office:value-type="float" office:value="417.5625" calcext:value-type="float">
            <text:p>417.5625</text:p>
          </table:table-cell>
          <table:table-cell office:value-type="float" office:value="291.78125" calcext:value-type="float">
            <text:p>291.78125</text:p>
          </table:table-cell>
          <table:table-cell office:value-type="float" office:value="216.1875" calcext:value-type="float">
            <text:p>216.1875</text:p>
          </table:table-cell>
          <table:table-cell office:value-type="float" office:value="207.03125" calcext:value-type="float">
            <text:p>207.03125</text:p>
          </table:table-cell>
          <table:table-cell office:value-type="float" office:value="-9.15625" calcext:value-type="float">
            <text:p>-9.15625</text:p>
          </table:table-cell>
          <table:table-cell office:value-type="float" office:value="170.265625" calcext:value-type="float">
            <text:p>170.265625</text:p>
          </table:table-cell>
          <table:table-cell office:value-type="float" office:value="422.25" calcext:value-type="float">
            <text:p>422.25</text:p>
          </table:table-cell>
          <table:table-cell office:value-type="float" office:value="251.984375" calcext:value-type="float">
            <text:p>251.984375</text:p>
          </table:table-cell>
          <table:table-cell office:value-type="float" office:value="141.3125" calcext:value-type="float">
            <text:p>141.3125</text:p>
          </table:table-cell>
          <table:table-cell office:value-type="float" office:value="150.0625" calcext:value-type="float">
            <text:p>150.0625</text:p>
          </table:table-cell>
          <table:table-cell office:value-type="float" office:value="374.625" calcext:value-type="float">
            <text:p>374.625</text:p>
          </table:table-cell>
          <table:table-cell office:value-type="float" office:value="224.5625" calcext:value-type="float">
            <text:p>224.5625</text:p>
          </table:table-cell>
          <table:table-cell office:value-type="float" office:value="155.96875" calcext:value-type="float">
            <text:p>155.96875</text:p>
          </table:table-cell>
          <table:table-cell office:value-type="float" office:value="313.71875" calcext:value-type="float">
            <text:p>313.71875</text:p>
          </table:table-cell>
          <table:table-cell office:value-type="float" office:value="157.75" calcext:value-type="float">
            <text:p>157.75</text:p>
          </table:table-cell>
          <table:table-cell office:value-type="float" office:value="189.046875" calcext:value-type="float">
            <text:p>189.046875</text:p>
          </table:table-cell>
          <table:table-cell office:value-type="float" office:value="293.203125" calcext:value-type="float">
            <text:p>293.203125</text:p>
          </table:table-cell>
          <table:table-cell office:value-type="float" office:value="104.15625" calcext:value-type="float">
            <text:p>104.15625</text:p>
          </table:table-cell>
          <table:table-cell office:value-type="float" office:value="191.15625" calcext:value-type="float">
            <text:p>191.15625</text:p>
          </table:table-cell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6.53125" calcext:value-type="float">
            <text:p>186.53125</text:p>
          </table:table-cell>
          <table:table-cell office:value-type="float" office:value="391.875" calcext:value-type="float">
            <text:p>391.875</text:p>
          </table:table-cell>
          <table:table-cell office:value-type="float" office:value="205.34375" calcext:value-type="float">
            <text:p>205.34375</text:p>
          </table:table-cell>
          <table:table-cell office:value-type="float" office:value="161.03125" calcext:value-type="float">
            <text:p>161.03125</text:p>
          </table:table-cell>
          <table:table-cell office:value-type="float" office:value="204.4375" calcext:value-type="float">
            <text:p>204.4375</text:p>
          </table:table-cell>
          <table:table-cell office:value-type="float" office:value="43.40625" calcext:value-type="float">
            <text:p>43.40625</text:p>
          </table:table-cell>
          <table:table-cell office:value-type="float" office:value="185.90625" calcext:value-type="float">
            <text:p>185.90625</text:p>
          </table:table-cell>
          <table:table-cell office:value-type="float" office:value="396.03125" calcext:value-type="float">
            <text:p>396.03125</text:p>
          </table:table-cell>
          <table:table-cell office:value-type="float" office:value="210.125" calcext:value-type="float">
            <text:p>210.125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70.90625" calcext:value-type="float">
            <text:p>170.90625</text:p>
          </table:table-cell>
          <table:table-cell office:value-type="float" office:value="356.5" calcext:value-type="float">
            <text:p>356.5</text:p>
          </table:table-cell>
          <table:table-cell office:value-type="float" office:value="185.59375" calcext:value-type="float">
            <text:p>185.59375</text:p>
          </table:table-cell>
          <table:table-cell office:value-type="float" office:value="116.3125" calcext:value-type="float">
            <text:p>116.3125</text:p>
          </table:table-cell>
          <table:table-cell office:value-type="float" office:value="274.1875" calcext:value-type="float">
            <text:p>274.1875</text:p>
          </table:table-cell>
          <table:table-cell office:value-type="float" office:value="157.875" calcext:value-type="float">
            <text:p>157.875</text:p>
          </table:table-cell>
          <table:table-cell office:value-type="float" office:value="142.359375" calcext:value-type="float">
            <text:p>142.359375</text:p>
          </table:table-cell>
          <table:table-cell office:value-type="float" office:value="254.4375" calcext:value-type="float">
            <text:p>254.4375</text:p>
          </table:table-cell>
          <table:table-cell office:value-type="float" office:value="112.078125" calcext:value-type="float">
            <text:p>112.078125</text:p>
          </table:table-cell>
          <table:table-cell office:value-type="float" office:value="171.734375" calcext:value-type="float">
            <text:p>171.73437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96875" calcext:value-type="float">
            <text:p>25.96875</text:p>
          </table:table-cell>
          <table:table-cell office:value-type="float" office:value="234.875" calcext:value-type="float">
            <text:p>234.875</text:p>
          </table:table-cell>
          <table:table-cell office:value-type="float" office:value="208.90625" calcext:value-type="float">
            <text:p>208.90625</text:p>
          </table:table-cell>
          <table:table-cell office:value-type="float" office:value="118.4375" calcext:value-type="float">
            <text:p>118.4375</text:p>
          </table:table-cell>
          <table:table-cell office:value-type="float" office:value="120.53125" calcext:value-type="float">
            <text:p>120.53125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48.53125" calcext:value-type="float">
            <text:p>48.53125</text:p>
          </table:table-cell>
          <table:table-cell office:value-type="float" office:value="269.828125" calcext:value-type="float">
            <text:p>269.828125</text:p>
          </table:table-cell>
          <table:table-cell office:value-type="float" office:value="221.296875" calcext:value-type="float">
            <text:p>221.296875</text:p>
          </table:table-cell>
          <table:table-cell office:value-type="float" office:value="105.5" calcext:value-type="float">
            <text:p>105.5</text:p>
          </table:table-cell>
          <table:table-cell office:value-type="float" office:value="72.3125" calcext:value-type="float">
            <text:p>72.3125</text:p>
          </table:table-cell>
          <table:table-cell office:value-type="float" office:value="233.21875" calcext:value-type="float">
            <text:p>233.21875</text:p>
          </table:table-cell>
          <table:table-cell office:value-type="float" office:value="160.90625" calcext:value-type="float">
            <text:p>160.90625</text:p>
          </table:table-cell>
          <table:table-cell office:value-type="float" office:value="50.28125" calcext:value-type="float">
            <text:p>50.28125</text:p>
          </table:table-cell>
          <table:table-cell office:value-type="float" office:value="174.1875" calcext:value-type="float">
            <text:p>174.1875</text:p>
          </table:table-cell>
          <table:table-cell office:value-type="float" office:value="123.90625" calcext:value-type="float">
            <text:p>123.90625</text:p>
          </table:table-cell>
          <table:table-cell office:value-type="float" office:value="51.796875" calcext:value-type="float">
            <text:p>51.796875</text:p>
          </table:table-cell>
          <table:table-cell office:value-type="float" office:value="115.625" calcext:value-type="float">
            <text:p>115.625</text:p>
          </table:table-cell>
          <table:table-cell office:value-type="float" office:value="63.828125" calcext:value-type="float">
            <text:p>63.828125</text:p>
          </table:table-cell>
          <table:table-cell office:value-type="float" office:value="142.40625" calcext:value-type="float">
            <text:p>142.40625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.46875" calcext:value-type="float">
            <text:p>91.46875</text:p>
          </table:table-cell>
          <table:table-cell office:value-type="float" office:value="309.96875" calcext:value-type="float">
            <text:p>309.96875</text:p>
          </table:table-cell>
          <table:table-cell office:value-type="float" office:value="218.5" calcext:value-type="float">
            <text:p>218.5</text:p>
          </table:table-cell>
          <table:table-cell office:value-type="float" office:value="123.1875" calcext:value-type="float">
            <text:p>123.1875</text:p>
          </table:table-cell>
          <table:table-cell office:value-type="float" office:value="121.78125" calcext:value-type="float">
            <text:p>121.78125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118.921875" calcext:value-type="float">
            <text:p>118.921875</text:p>
          </table:table-cell>
          <table:table-cell office:value-type="float" office:value="325.1875" calcext:value-type="float">
            <text:p>325.1875</text:p>
          </table:table-cell>
          <table:table-cell office:value-type="float" office:value="206.265625" calcext:value-type="float">
            <text:p>206.265625</text:p>
          </table:table-cell>
          <table:table-cell office:value-type="float" office:value="108.546875" calcext:value-type="float">
            <text:p>108.546875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291.65625" calcext:value-type="float">
            <text:p>291.65625</text:p>
          </table:table-cell>
          <table:table-cell office:value-type="float" office:value="172.53125" calcext:value-type="float">
            <text:p>172.53125</text:p>
          </table:table-cell>
          <table:table-cell office:value-type="float" office:value="157.84375" calcext:value-type="float">
            <text:p>157.84375</text:p>
          </table:table-cell>
          <table:table-cell office:value-type="float" office:value="152.125" calcext:value-type="float">
            <text:p>152.125</text:p>
          </table:table-cell>
          <table:table-cell office:value-type="float" office:value="-5.71875" calcext:value-type="float">
            <text:p>-5.71875</text:p>
          </table:table-cell>
          <table:table-cell office:value-type="float" office:value="97.859375" calcext:value-type="float">
            <text:p>97.859375</text:p>
          </table:table-cell>
          <table:table-cell office:value-type="float" office:value="196.109375" calcext:value-type="float">
            <text:p>196.109375</text:p>
          </table:table-cell>
          <table:table-cell office:value-type="float" office:value="98.25" calcext:value-type="float">
            <text:p>98.25</text:p>
          </table:table-cell>
          <table:table-cell office:value-type="float" office:value="83.40625" calcext:value-type="float">
            <text:p>83.40625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7.65625" calcext:value-type="float">
            <text:p>127.65625</text:p>
          </table:table-cell>
          <table:table-cell office:value-type="float" office:value="318.75" calcext:value-type="float">
            <text:p>318.75</text:p>
          </table:table-cell>
          <table:table-cell office:value-type="float" office:value="191.09375" calcext:value-type="float">
            <text:p>191.09375</text:p>
          </table:table-cell>
          <table:table-cell office:value-type="float" office:value="122.15625" calcext:value-type="float">
            <text:p>122.15625</text:p>
          </table:table-cell>
          <table:table-cell office:value-type="float" office:value="124.65625" calcext:value-type="float">
            <text:p>124.65625</text:p>
          </table:table-cell>
          <table:table-cell office:value-type="float" office:value="2.5" calcext:value-type="float">
            <text:p>2.5</text:p>
          </table:table-cell>
          <table:table-cell office:value-type="float" office:value="134.84375" calcext:value-type="float">
            <text:p>134.84375</text:p>
          </table:table-cell>
          <table:table-cell office:value-type="float" office:value="377" calcext:value-type="float">
            <text:p>377</text:p>
          </table:table-cell>
          <table:table-cell office:value-type="float" office:value="242.15625" calcext:value-type="float">
            <text:p>242.15625</text:p>
          </table:table-cell>
          <table:table-cell office:value-type="float" office:value="96.796875" calcext:value-type="float">
            <text:p>96.796875</text:p>
          </table:table-cell>
          <table:table-cell office:value-type="float" office:value="161.125" calcext:value-type="float">
            <text:p>161.125</text:p>
          </table:table-cell>
          <table:table-cell office:value-type="float" office:value="319.09375" calcext:value-type="float">
            <text:p>319.09375</text:p>
          </table:table-cell>
          <table:table-cell office:value-type="float" office:value="157.96875" calcext:value-type="float">
            <text:p>157.96875</text:p>
          </table:table-cell>
          <table:table-cell office:value-type="float" office:value="166.5625" calcext:value-type="float">
            <text:p>166.5625</text:p>
          </table:table-cell>
          <table:table-cell office:value-type="float" office:value="284.96875" calcext:value-type="float">
            <text:p>284.96875</text:p>
          </table:table-cell>
          <table:table-cell office:value-type="float" office:value="118.40625" calcext:value-type="float">
            <text:p>118.40625</text:p>
          </table:table-cell>
          <table:table-cell office:value-type="float" office:value="125.796875" calcext:value-type="float">
            <text:p>125.796875</text:p>
          </table:table-cell>
          <table:table-cell office:value-type="float" office:value="256.1875" calcext:value-type="float">
            <text:p>256.1875</text:p>
          </table:table-cell>
          <table:table-cell office:value-type="float" office:value="130.390625" calcext:value-type="float">
            <text:p>130.390625</text:p>
          </table:table-cell>
          <table:table-cell office:value-type="float" office:value="138.1875" calcext:value-type="float">
            <text:p>138.1875</text:p>
          </table:table-cell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.96875" calcext:value-type="float">
            <text:p>144.96875</text:p>
          </table:table-cell>
          <table:table-cell office:value-type="float" office:value="337.21875" calcext:value-type="float">
            <text:p>337.21875</text:p>
          </table:table-cell>
          <table:table-cell office:value-type="float" office:value="192.25" calcext:value-type="float">
            <text:p>192.25</text:p>
          </table:table-cell>
          <table:table-cell office:value-type="float" office:value="115.0625" calcext:value-type="float">
            <text:p>115.0625</text:p>
          </table:table-cell>
          <table:table-cell office:value-type="float" office:value="133.1875" calcext:value-type="float">
            <text:p>133.1875</text:p>
          </table:table-cell>
          <table:table-cell office:value-type="float" office:value="18.125" calcext:value-type="float">
            <text:p>18.125</text:p>
          </table:table-cell>
          <table:table-cell office:value-type="float" office:value="100.640625" calcext:value-type="float">
            <text:p>100.640625</text:p>
          </table:table-cell>
          <table:table-cell office:value-type="float" office:value="404.09375" calcext:value-type="float">
            <text:p>404.09375</text:p>
          </table:table-cell>
          <table:table-cell office:value-type="float" office:value="303.453125" calcext:value-type="float">
            <text:p>303.453125</text:p>
          </table:table-cell>
          <table:table-cell office:value-type="float" office:value="105.1875" calcext:value-type="float">
            <text:p>105.1875</text:p>
          </table:table-cell>
          <table:table-cell office:value-type="float" office:value="78.03125" calcext:value-type="float">
            <text:p>78.03125</text:p>
          </table:table-cell>
          <table:table-cell office:value-type="float" office:value="308.71875" calcext:value-type="float">
            <text:p>308.71875</text:p>
          </table:table-cell>
          <table:table-cell office:value-type="float" office:value="230.6875" calcext:value-type="float">
            <text:p>230.6875</text:p>
          </table:table-cell>
          <table:table-cell office:value-type="float" office:value="99.03125" calcext:value-type="float">
            <text:p>99.03125</text:p>
          </table:table-cell>
          <table:table-cell office:value-type="float" office:value="196.8125" calcext:value-type="float">
            <text:p>196.8125</text:p>
          </table:table-cell>
          <table:table-cell office:value-type="float" office:value="97.78125" calcext:value-type="float">
            <text:p>97.78125</text:p>
          </table:table-cell>
          <table:table-cell office:value-type="float" office:value="89.421875" calcext:value-type="float">
            <text:p>89.421875</text:p>
          </table:table-cell>
          <table:table-cell office:value-type="float" office:value="244.796875" calcext:value-type="float">
            <text:p>244.796875</text:p>
          </table:table-cell>
          <table:table-cell office:value-type="float" office:value="155.375" calcext:value-type="float">
            <text:p>155.375</text:p>
          </table:table-cell>
          <table:table-cell office:value-type="float" office:value="164.234375" calcext:value-type="float">
            <text:p>164.234375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1.8125" calcext:value-type="float">
            <text:p>151.8125</text:p>
          </table:table-cell>
          <table:table-cell office:value-type="float" office:value="262.21875" calcext:value-type="float">
            <text:p>262.21875</text:p>
          </table:table-cell>
          <table:table-cell office:value-type="float" office:value="110.40625" calcext:value-type="float">
            <text:p>110.40625</text:p>
          </table:table-cell>
          <table:table-cell office:value-type="float" office:value="165.21875" calcext:value-type="float">
            <text:p>165.21875</text:p>
          </table:table-cell>
          <table:table-cell office:value-type="float" office:value="208.0625" calcext:value-type="float">
            <text:p>208.0625</text:p>
          </table:table-cell>
          <table:table-cell office:value-type="float" office:value="42.84375" calcext:value-type="float">
            <text:p>42.84375</text:p>
          </table:table-cell>
          <table:table-cell office:value-type="float" office:value="135.3125" calcext:value-type="float">
            <text:p>135.3125</text:p>
          </table:table-cell>
          <table:table-cell office:value-type="float" office:value="287.828125" calcext:value-type="float">
            <text:p>287.828125</text:p>
          </table:table-cell>
          <table:table-cell office:value-type="float" office:value="152.515625" calcext:value-type="float">
            <text:p>152.515625</text:p>
          </table:table-cell>
          <table:table-cell office:value-type="float" office:value="76.625" calcext:value-type="float">
            <text:p>76.625</text:p>
          </table:table-cell>
          <table:table-cell office:value-type="float" office:value="192.75" calcext:value-type="float">
            <text:p>192.75</text:p>
          </table:table-cell>
          <table:table-cell office:value-type="float" office:value="423.5" calcext:value-type="float">
            <text:p>423.5</text:p>
          </table:table-cell>
          <table:table-cell office:value-type="float" office:value="230.75" calcext:value-type="float">
            <text:p>230.75</text:p>
          </table:table-cell>
          <table:table-cell office:value-type="float" office:value="205.375" calcext:value-type="float">
            <text:p>205.375</text:p>
          </table:table-cell>
          <table:table-cell office:value-type="float" office:value="202.75" calcext:value-type="float">
            <text:p>202.75</text:p>
          </table:table-cell>
          <table:table-cell office:value-type="float" office:value="-2.625" calcext:value-type="float">
            <text:p>-2.625</text:p>
          </table:table-cell>
          <table:table-cell office:value-type="float" office:value="192.21875" calcext:value-type="float">
            <text:p>192.21875</text:p>
          </table:table-cell>
          <table:table-cell office:value-type="float" office:value="237.71875" calcext:value-type="float">
            <text:p>237.71875</text:p>
          </table:table-cell>
          <table:table-cell office:value-type="float" office:value="45.5" calcext:value-type="float">
            <text:p>45.5</text:p>
          </table:table-cell>
          <table:table-cell office:value-type="float" office:value="114.0625" calcext:value-type="float">
            <text:p>114.0625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5.8125" calcext:value-type="float">
            <text:p>155.8125</text:p>
          </table:table-cell>
          <table:table-cell office:value-type="float" office:value="193.53125" calcext:value-type="float">
            <text:p>193.53125</text:p>
          </table:table-cell>
          <table:table-cell office:value-type="float" office:value="37.71875" calcext:value-type="float">
            <text:p>37.71875</text:p>
          </table:table-cell>
          <table:table-cell office:value-type="float" office:value="67.71875" calcext:value-type="float">
            <text:p>67.71875</text:p>
          </table:table-cell>
          <table:table-cell office:value-type="float" office:value="72.40625" calcext:value-type="float">
            <text:p>72.40625</text:p>
          </table:table-cell>
          <table:table-cell office:value-type="float" office:value="4.6875" calcext:value-type="float">
            <text:p>4.6875</text:p>
          </table:table-cell>
          <table:table-cell office:value-type="float" office:value="85.453125" calcext:value-type="float">
            <text:p>85.453125</text:p>
          </table:table-cell>
          <table:table-cell office:value-type="float" office:value="253.203125" calcext:value-type="float">
            <text:p>253.203125</text:p>
          </table:table-cell>
          <table:table-cell office:value-type="float" office:value="167.75" calcext:value-type="float">
            <text:p>167.75</text:p>
          </table:table-cell>
          <table:table-cell office:value-type="float" office:value="21.203125" calcext:value-type="float">
            <text:p>21.203125</text:p>
          </table:table-cell>
          <table:table-cell office:value-type="float" office:value="115.34375" calcext:value-type="float">
            <text:p>115.34375</text:p>
          </table:table-cell>
          <table:table-cell office:value-type="float" office:value="235.4375" calcext:value-type="float">
            <text:p>235.4375</text:p>
          </table:table-cell>
          <table:table-cell office:value-type="float" office:value="120.09375" calcext:value-type="float">
            <text:p>120.09375</text:p>
          </table:table-cell>
          <table:table-cell office:value-type="float" office:value="143.53125" calcext:value-type="float">
            <text:p>143.53125</text:p>
          </table:table-cell>
          <table:table-cell office:value-type="float" office:value="216.84375" calcext:value-type="float">
            <text:p>216.84375</text:p>
          </table:table-cell>
          <table:table-cell office:value-type="float" office:value="73.3125" calcext:value-type="float">
            <text:p>73.3125</text:p>
          </table:table-cell>
          <table:table-cell office:value-type="float" office:value="127.1875" calcext:value-type="float">
            <text:p>127.1875</text:p>
          </table:table-cell>
          <table:table-cell office:value-type="float" office:value="191.203125" calcext:value-type="float">
            <text:p>191.203125</text:p>
          </table:table-cell>
          <table:table-cell office:value-type="float" office:value="64.015625" calcext:value-type="float">
            <text:p>64.015625</text:p>
          </table:table-cell>
          <table:table-cell office:value-type="float" office:value="96.703125" calcext:value-type="float">
            <text:p>96.703125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4.96875" calcext:value-type="float">
            <text:p>134.96875</text:p>
          </table:table-cell>
          <table:table-cell office:value-type="float" office:value="272.375" calcext:value-type="float">
            <text:p>272.375</text:p>
          </table:table-cell>
          <table:table-cell office:value-type="float" office:value="137.40625" calcext:value-type="float">
            <text:p>137.40625</text:p>
          </table:table-cell>
          <table:table-cell office:value-type="float" office:value="105.0625" calcext:value-type="float">
            <text:p>105.0625</text:p>
          </table:table-cell>
          <table:table-cell office:value-type="float" office:value="184.65625" calcext:value-type="float">
            <text:p>184.65625</text:p>
          </table:table-cell>
          <table:table-cell office:value-type="float" office:value="79.59375" calcext:value-type="float">
            <text:p>79.59375</text:p>
          </table:table-cell>
          <table:table-cell office:value-type="float" office:value="161.109375" calcext:value-type="float">
            <text:p>161.109375</text:p>
          </table:table-cell>
          <table:table-cell office:value-type="float" office:value="244.984375" calcext:value-type="float">
            <text:p>244.984375</text:p>
          </table:table-cell>
          <table:table-cell office:value-type="float" office:value="83.875" calcext:value-type="float">
            <text:p>83.875</text:p>
          </table:table-cell>
          <table:table-cell office:value-type="float" office:value="108.5" calcext:value-type="float">
            <text:p>108.5</text:p>
          </table:table-cell>
          <table:table-cell office:value-type="float" office:value="185.46875" calcext:value-type="float">
            <text:p>185.46875</text:p>
          </table:table-cell>
          <table:table-cell office:value-type="float" office:value="311.5" calcext:value-type="float">
            <text:p>311.5</text:p>
          </table:table-cell>
          <table:table-cell office:value-type="float" office:value="126.03125" calcext:value-type="float">
            <text:p>126.03125</text:p>
          </table:table-cell>
          <table:table-cell office:value-type="float" office:value="151.21875" calcext:value-type="float">
            <text:p>151.21875</text:p>
          </table:table-cell>
          <table:table-cell office:value-type="float" office:value="298.03125" calcext:value-type="float">
            <text:p>298.03125</text:p>
          </table:table-cell>
          <table:table-cell office:value-type="float" office:value="146.8125" calcext:value-type="float">
            <text:p>146.8125</text:p>
          </table:table-cell>
          <table:table-cell office:value-type="float" office:value="70.40625" calcext:value-type="float">
            <text:p>70.40625</text:p>
          </table:table-cell>
          <table:table-cell office:value-type="float" office:value="175.875" calcext:value-type="float">
            <text:p>175.875</text:p>
          </table:table-cell>
          <table:table-cell office:value-type="float" office:value="105.46875" calcext:value-type="float">
            <text:p>105.46875</text:p>
          </table:table-cell>
          <table:table-cell office:value-type="float" office:value="136.421875" calcext:value-type="float">
            <text:p>136.421875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7.59375" calcext:value-type="float">
            <text:p>147.59375</text:p>
          </table:table-cell>
          <table:table-cell office:value-type="float" office:value="304.8125" calcext:value-type="float">
            <text:p>304.8125</text:p>
          </table:table-cell>
          <table:table-cell office:value-type="float" office:value="157.21875" calcext:value-type="float">
            <text:p>157.21875</text:p>
          </table:table-cell>
          <table:table-cell office:value-type="float" office:value="175.78125" calcext:value-type="float">
            <text:p>175.78125</text:p>
          </table:table-cell>
          <table:table-cell office:value-type="float" office:value="169.96875" calcext:value-type="float">
            <text:p>169.96875</text:p>
          </table:table-cell>
          <table:table-cell office:value-type="float" office:value="-5.8125" calcext:value-type="float">
            <text:p>-5.8125</text:p>
          </table:table-cell>
          <table:table-cell office:value-type="float" office:value="113.40625" calcext:value-type="float">
            <text:p>113.40625</text:p>
          </table:table-cell>
          <table:table-cell office:value-type="float" office:value="288.4375" calcext:value-type="float">
            <text:p>288.4375</text:p>
          </table:table-cell>
          <table:table-cell office:value-type="float" office:value="175.03125" calcext:value-type="float">
            <text:p>175.03125</text:p>
          </table:table-cell>
          <table:table-cell office:value-type="float" office:value="75.703125" calcext:value-type="float">
            <text:p>75.703125</text:p>
          </table:table-cell>
          <table:table-cell office:value-type="float" office:value="185.375" calcext:value-type="float">
            <text:p>185.375</text:p>
          </table:table-cell>
          <table:table-cell office:value-type="float" office:value="310.46875" calcext:value-type="float">
            <text:p>310.46875</text:p>
          </table:table-cell>
          <table:table-cell office:value-type="float" office:value="125.09375" calcext:value-type="float">
            <text:p>125.09375</text:p>
          </table:table-cell>
          <table:table-cell office:value-type="float" office:value="66.5625" calcext:value-type="float">
            <text:p>66.5625</text:p>
          </table:table-cell>
          <table:table-cell office:value-type="float" office:value="237.09375" calcext:value-type="float">
            <text:p>237.09375</text:p>
          </table:table-cell>
          <table:table-cell office:value-type="float" office:value="170.53125" calcext:value-type="float">
            <text:p>170.53125</text:p>
          </table:table-cell>
          <table:table-cell office:value-type="float" office:value="92.15625" calcext:value-type="float">
            <text:p>92.15625</text:p>
          </table:table-cell>
          <table:table-cell office:value-type="float" office:value="181.15625" calcext:value-type="float">
            <text:p>181.15625</text:p>
          </table:table-cell>
          <table:table-cell office:value-type="float" office:value="89" calcext:value-type="float">
            <text:p>89</text:p>
          </table:table-cell>
          <table:table-cell office:value-type="float" office:value="147.8125" calcext:value-type="float">
            <text:p>147.8125</text:p>
          </table:table-cell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6" table:default-cell-style-name="ce7"/>
        <table:table-row table:style-name="ro1">
          <table:table-cell table:style-name="ce8" office:value-type="string" calcext:value-type="string">
            <text:p>Pre </text:p>
          </table:table-cell>
          <table:table-cell table:style-name="ce8" office:value-type="string" calcext:value-type="string">
            <text:p>Total PRE</text:p>
          </table:table-cell>
          <table:table-cell table:style-name="ce8" office:value-type="string" calcext:value-type="string">
            <text:p>Durante</text:p>
          </table:table-cell>
          <table:table-cell table:style-name="ce8" office:value-type="string" calcext:value-type="string">
            <text:p>Total DURANTE</text:p>
          </table:table-cell>
          <table:table-cell table:style-name="ce8" office:value-type="string" calcext:value-type="string">
            <text:p>Elevacion </text:p>
          </table:table-cell>
          <table:table-cell table:style-name="ce8" office:value-type="string" calcext:value-type="string">
            <text:p>Total ELEVACIÓN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-</text:p>
          </table:table-cell>
          <table:table-cell table:formula="of:=AVERAGE([PROMEDIOS.C$1:.C$1048576])" office:value-type="float" office:value="424.322076612903" calcext:value-type="float">
            <text:p>424.322076612903</text:p>
          </table:table-cell>
          <table:table-cell office:value-type="string" calcext:value-type="string">
            <text:p>A-</text:p>
          </table:table-cell>
          <table:table-cell table:formula="of:=AVERAGE([PROMEDIOS.D$1:.D$1048576])" office:value-type="float" office:value="268.603830645161" calcext:value-type="float">
            <text:p>268.603830645161</text:p>
          </table:table-cell>
        </table:table-row>
        <table:table-row table:style-name="ro1">
          <table:table-cell office:value-type="string" calcext:value-type="string">
            <text:p>B-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-</text:p>
          </table:table-cell>
          <table:table-cell table:formula="of:=AVERAGE([PROMEDIOS.F$1:.F$1048576])" office:value-type="float" office:value="216.023185483871" calcext:value-type="float">
            <text:p>216.023185483871</text:p>
          </table:table-cell>
          <table:table-cell office:value-type="string" calcext:value-type="string">
            <text:p>B-</text:p>
          </table:table-cell>
          <table:table-cell table:formula="of:=AVERAGE([PROMEDIOS.G$1:.G$1048576])" office:value-type="float" office:value="68.8629032258064" calcext:value-type="float">
            <text:p>68.8629032258064</text:p>
          </table:table-cell>
        </table:table-row>
        <table:table-row table:style-name="ro1">
          <table:table-cell office:value-type="string" calcext:value-type="string">
            <text:p>AB+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B+</text:p>
          </table:table-cell>
          <table:table-cell table:formula="of:=AVERAGE([PROMEDIOS.I$1:.I$1048576])" office:value-type="float" office:value="425.243447580645" calcext:value-type="float">
            <text:p>425.243447580645</text:p>
          </table:table-cell>
          <table:table-cell office:value-type="string" calcext:value-type="string">
            <text:p>AB+</text:p>
          </table:table-cell>
          <table:table-cell table:formula="of:=AVERAGE([PROMEDIOS.J$1:.J$1048576])" office:value-type="float" office:value="287.225302419355" calcext:value-type="float">
            <text:p>287.225302419355</text:p>
          </table:table-cell>
        </table:table-row>
        <table:table-row table:style-name="ro1">
          <table:table-cell office:value-type="string" calcext:value-type="string">
            <text:p>C+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+</text:p>
          </table:table-cell>
          <table:table-cell table:formula="of:=AVERAGE([PROMEDIOS.M$1:.M$1048576])" office:value-type="float" office:value="398.645161290323" calcext:value-type="float">
            <text:p>398.645161290323</text:p>
          </table:table-cell>
          <table:table-cell office:value-type="string" calcext:value-type="string">
            <text:p>C+</text:p>
          </table:table-cell>
          <table:table-cell table:formula="of:=AVERAGE([PROMEDIOS.N$1:.N$1048576])" office:value-type="float" office:value="252.658266129032" calcext:value-type="float">
            <text:p>252.658266129032</text:p>
          </table:table-cell>
        </table:table-row>
        <table:table-row table:style-name="ro1">
          <table:table-cell office:value-type="string" calcext:value-type="string">
            <text:p>D+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+</text:p>
          </table:table-cell>
          <table:table-cell table:formula="of:=AVERAGE([PROMEDIOS.P$1:.P$1048576])" office:value-type="float" office:value="281.731350806452" calcext:value-type="float">
            <text:p>281.731350806452</text:p>
          </table:table-cell>
          <table:table-cell office:value-type="string" calcext:value-type="string">
            <text:p>D+</text:p>
          </table:table-cell>
          <table:table-cell table:formula="of:=AVERAGE([PROMEDIOS.Q$1:.Q$1048576])" office:value-type="float" office:value="136.266129032258" calcext:value-type="float">
            <text:p>136.266129032258</text:p>
          </table:table-cell>
        </table:table-row>
        <table:table-row table:style-name="ro1">
          <table:table-cell office:value-type="string" calcext:value-type="string">
            <text:p>CD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D-</text:p>
          </table:table-cell>
          <table:table-cell table:formula="of:=AVERAGE([PROMEDIOS.S$1:.S$1048576])" office:value-type="float" office:value="314.735131048387" calcext:value-type="float">
            <text:p>314.735131048387</text:p>
          </table:table-cell>
          <table:table-cell office:value-type="string" calcext:value-type="string">
            <text:p>CD-</text:p>
          </table:table-cell>
          <table:table-cell table:formula="of:=AVERAGE([PROMEDIOS.T$1:.T$1048576])" office:value-type="float" office:value="174.558719758065" calcext:value-type="float">
            <text:p>174.558719758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20:02:04.321449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RRORES_20_" style:display-name="PageStyle_ERRORES 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ROMEDIOS" style:display-name="PageStyle_PROMED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1:53:42</meta:creation-date>
    <dc:language>es-MX</dc:language>
    <dc:date>2020-09-07T20:03:32.422211242</dc:date>
    <meta:editing-cycles>7</meta:editing-cycles>
    <meta:editing-duration>PT22M39S</meta:editing-duration>
    <meta:generator>LibreOffice/6.0.7.3$Linux_X86_64 LibreOffice_project/00m0$Build-3</meta:generator>
    <meta:document-statistic meta:table-count="2" meta:cell-count="1365" meta:object-count="0"/>
  </office:meta>
</office:document-meta>
</file>